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gulim"/>
    <style:font-face style:name="Lucida Sans1" svg:font-family="'Lucida Sans'" style:font-family-generic="swiss"/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맑은 고딕" fo:font-size="20pt" fo:letter-spacing="normal" fo:font-weight="bold" style:font-name-asian="맑은 고딕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맑은 고딕" fo:font-size="20pt" fo:font-weight="bold" style:font-name-asian="맑은 고딕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맑은 고딕" fo:font-size="24pt" fo:letter-spacing="normal" fo:font-weight="bold" style:font-name-asian="맑은 고딕" style:font-size-asian="24pt" style:font-weight-asian="bold" style:font-size-complex="24pt" style:font-weight-complex="bold" loext:padding-left="1.976cm" loext:padding-right="1.976cm" loext:padding-top="1.976cm" loext:padding-bottom="1.482cm" loext:border="0.74pt solid #333333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맑은 고딕" fo:font-size="20pt" fo:letter-spacing="normal" fo:font-weight="bold" style:font-name-asian="맑은 고딕" style:font-size-asian="20pt" style:font-weight-asian="bold" style:font-size-complex="20pt" style:font-weight-complex="bold" loext:padding-left="1.976cm" loext:padding-right="1.976cm" loext:padding-top="1.976cm" loext:padding-bottom="1.482cm" loext:border="0.74pt solid #333333"/>
    </style:style>
    <style:style style:name="T1" style:family="text">
      <style:text-properties fo:color="#ff6600" style:font-style-asian="normal"/>
    </style:style>
    <style:style style:name="T2" style:family="text">
      <style:text-properties fo:color="#ff6600" fo:font-style="normal"/>
    </style:style>
    <style:style style:name="T3" style:family="text">
      <style:text-properties fo:color="#008000" style:font-style-asian="normal"/>
    </style:style>
    <style:style style:name="T4" style:family="text">
      <style:text-properties style:font-style-asian="normal"/>
    </style:style>
    <style:style style:name="T5" style:family="text">
      <style:text-properties fo:font-style="normal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한자 </text:span><text:span text:style-name="T5">1000</text:span><text:span text:style-name="T4">자</text:span><text:span text:style-name="T1">               </text:span></text:p>
      <text:section text:style-name="Sect1" text:name="구역3">
        <text:p text:style-name="P4"><text:span text:style-name="T2">0147</text:span><text:span text:style-name="T3">候</text:span><text:span text:style-name="T4">候 </text:span><text:span text:style-name="T5">hòu </text:span><text:span text:style-name="T4">후</text:span></text:p>
      </text:section>
      <text:section text:style-name="Sect1" text:name="구역4">
        <text:p text:style-name="P4"><text:span text:style-name="T2">0197</text:span><text:span text:style-name="T3">阶</text:span><text:span text:style-name="T4">阶 </text:span><text:span text:style-name="T5">jiē </text:span><text:span text:style-name="T4">계</text:span></text:p>
      </text:section>
      <text:section text:style-name="Sect1" text:name="구역5">
        <text:p text:style-name="P4"><text:soft-page-break/><text:span text:style-name="T2">0226</text:span><text:span text:style-name="T3">总</text:span><text:span text:style-name="T4">总 </text:span><text:span text:style-name="T5">zǒng </text:span><text:span text:style-name="T4">총</text:span></text:p>
        <text:p text:style-name="P4"><text:span text:style-name="T4"/></text:p>
        <text:p text:style-name="P4"><text:span text:style-name="T2">0234</text:span><text:span text:style-name="T3">东</text:span><text:span text:style-name="T4">东 </text:span><text:span text:style-name="T5">dōng </text:span><text:span text:style-name="T4">동</text:span></text:p>
        <text:p text:style-name="P4"><text:span text:style-name="T2">0238</text:span><text:span text:style-name="T3">书</text:span><text:span text:style-name="T4">书 </text:span><text:span text:style-name="T5">shū </text:span><text:span text:style-name="T4">서</text:span></text:p>
        <text:p text:style-name="P4"><text:soft-page-break/><text:span text:style-name="T2">0239</text:span><text:span text:style-name="T3">队</text:span><text:span text:style-name="T4">队 </text:span><text:span text:style-name="T5">duì </text:span><text:span text:style-name="T4">대</text:span></text:p>
        <text:p text:style-name="P4"><text:span text:style-name="T2">0241</text:span><text:span text:style-name="T3">亲</text:span><text:span text:style-name="T4">亲 </text:span><text:span text:style-name="T5">qīn </text:span><text:span text:style-name="T4">친</text:span></text:p>
        <text:p text:style-name="P4"><text:span text:style-name="T2">0247</text:span><text:span text:style-name="T3">跟</text:span><text:span text:style-name="T4">跟 </text:span><text:span text:style-name="T5">gēn </text:span><text:span text:style-name="T4">근</text:span></text:p>
        <text:p text:style-name="P4"><text:soft-page-break/><text:span text:style-name="T2">0248</text:span><text:span text:style-name="T3">吗</text:span><text:span text:style-name="T4">吗 </text:span><text:span text:style-name="T5">ma </text:span><text:span text:style-name="T4">마</text:span></text:p>
        <text:p text:style-name="P4"><text:span text:style-name="T2">0256</text:span><text:span text:style-name="T3">许</text:span><text:span text:style-name="T4">许 </text:span><text:span text:style-name="T5">xǔ </text:span><text:span text:style-name="T4">허</text:span></text:p>
        <text:p text:style-name="P4"><text:span text:style-name="T2">0263</text:span><text:span text:style-name="T3">线</text:span><text:span text:style-name="T4">线 </text:span><text:span text:style-name="T5">xiàn </text:span><text:span text:style-name="T4">선</text:span></text:p>
        <text:p text:style-name="P4"><text:soft-page-break/><text:span text:style-name="T2">0265</text:span><text:span text:style-name="T3">导</text:span><text:span text:style-name="T4">导 </text:span><text:span text:style-name="T5">dǎo </text:span><text:span text:style-name="T4">도</text:span></text:p>
        <text:p text:style-name="P4"><text:span text:style-name="T2">0267</text:span><text:span text:style-name="T3">呀</text:span><text:span text:style-name="T4">呀 </text:span><text:span text:style-name="T5">yā </text:span><text:span text:style-name="T4">하</text:span></text:p>
      </text:section>
      <text:section text:style-name="Sect1" text:name="구역6">
        <text:p text:style-name="P4"><text:span text:style-name="T2">0271</text:span><text:span text:style-name="T3">敌</text:span><text:span text:style-name="T4">敌 </text:span><text:span text:style-name="T5">dí </text:span><text:span text:style-name="T4">적</text:span></text:p>
        <text:p text:style-name="P4"><text:soft-page-break/><text:span text:style-name="T2">0273</text:span><text:span text:style-name="T3">农</text:span><text:span text:style-name="T4">农 </text:span><text:span text:style-name="T5">nóng </text:span><text:span text:style-name="T4">농</text:span></text:p>
        <text:p text:style-name="P4"><text:span text:style-name="T2">0275</text:span><text:span text:style-name="T3">哪</text:span><text:span text:style-name="T4">哪 </text:span><text:span text:style-name="T5">nǎ </text:span><text:span text:style-name="T4">나</text:span></text:p>
        <text:p text:style-name="P4"><text:span text:style-name="T2">0276</text:span><text:span text:style-name="T3">竝</text:span><text:span text:style-name="T4">竝 </text:span><text:span text:style-name="T5">bìng </text:span><text:span text:style-name="T4">병</text:span></text:p>
        <text:p text:style-name="P4"><text:soft-page-break/><text:span text:style-name="T2">0282</text:span><text:span text:style-name="T3">便</text:span><text:span text:style-name="T4">便 </text:span><text:span text:style-name="T5">biàn </text:span><text:span text:style-name="T4">편</text:span></text:p>
        <text:p text:style-name="P4"><text:span text:style-name="T2">0294</text:span><text:span text:style-name="T3">认</text:span><text:span text:style-name="T4">认 </text:span><text:span text:style-name="T5">rèn </text:span><text:span text:style-name="T4">인</text:span></text:p>
        <text:p text:style-name="P4"><text:span text:style-name="T2">0296</text:span><text:span text:style-name="T3">处</text:span><text:span text:style-name="T4">处 </text:span><text:span text:style-name="T5">chù </text:span><text:span text:style-name="T4">처</text:span></text:p>
        <text:p text:style-name="P4"><text:soft-page-break/><text:span text:style-name="T2">0302</text:span><text:span text:style-name="T3">觉</text:span><text:span text:style-name="T4">觉 </text:span><text:span text:style-name="T5">jué </text:span><text:span text:style-name="T4">각</text:span></text:p>
        <text:p text:style-name="P4"><text:span text:style-name="T2">0304</text:span><text:span text:style-name="T3">孩</text:span><text:span text:style-name="T4">孩 </text:span><text:span text:style-name="T5">hái </text:span><text:span text:style-name="T4">해</text:span></text:p>
        <text:p text:style-name="P4"><text:span text:style-name="T2">0313</text:span><text:span text:style-name="T3">办</text:span><text:span text:style-name="T4">办 </text:span><text:span text:style-name="T5">bàn </text:span><text:span text:style-name="T4">판</text:span></text:p>
      </text:section>
      <text:p text:style-name="P1"> </text:p>
      <text:section text:style-name="Sect1" text:name="구역7">
        <text:p text:style-name="P4"><text:bookmark text:name="div_page6"/><text:soft-page-break/><text:span text:style-name="T2">0315</text:span><text:span text:style-name="T3">识</text:span><text:span text:style-name="T4">识 </text:span><text:span text:style-name="T5">shí </text:span><text:span text:style-name="T4">식</text:span></text:p>
        <text:p text:style-name="P4"><text:span text:style-name="T2">0317</text:span><text:span text:style-name="T3">写</text:span><text:span text:style-name="T4">写 </text:span><text:span text:style-name="T5">xiě </text:span><text:span text:style-name="T4">사</text:span></text:p>
        <text:p text:style-name="P4"><text:span text:style-name="T2">0319</text:span><text:span text:style-name="T3">热</text:span><text:span text:style-name="T4">热 </text:span><text:span text:style-name="T5">rè </text:span><text:span text:style-name="T4">열</text:span></text:p>
        <text:p text:style-name="P4"><text:soft-page-break/><text:span text:style-name="T2">0320</text:span><text:span text:style-name="T3">众</text:span><text:span text:style-name="T4">众 </text:span><text:span text:style-name="T5">zhòng </text:span><text:span text:style-name="T4">중</text:span></text:p>
        <text:p text:style-name="P4"><text:span text:style-name="T2">0322</text:span><text:span text:style-name="T3">计</text:span><text:span text:style-name="T4">计 </text:span><text:span text:style-name="T5">jì </text:span><text:span text:style-name="T4">계</text:span></text:p>
        <text:p text:style-name="P4"><text:span text:style-name="T2">0325</text:span><text:span text:style-name="T3">却</text:span><text:span text:style-name="T4">却 </text:span><text:span text:style-name="T5">què </text:span><text:span text:style-name="T4">각</text:span></text:p>
        <text:p text:style-name="P4"><text:soft-page-break/><text:span text:style-name="T2">0327</text:span><text:span text:style-name="T3">拿</text:span><text:span text:style-name="T4">拿 </text:span><text:span text:style-name="T5">ná </text:span><text:span text:style-name="T4">나</text:span></text:p>
        <text:p text:style-name="P4"><text:span text:style-name="T2">0332</text:span><text:span text:style-name="T3">设</text:span><text:span text:style-name="T4">设 </text:span><text:span text:style-name="T5">shè </text:span><text:span text:style-name="T4">설</text:span></text:p>
        <text:p text:style-name="P4"><text:span text:style-name="T2">0338</text:span><text:span text:style-name="T3">站</text:span><text:span text:style-name="T4">站 </text:span><text:span text:style-name="T5">zhàn </text:span><text:span text:style-name="T4">참</text:span></text:p>
        <text:p text:style-name="P4"><text:soft-page-break/><text:span text:style-name="T2">0341</text:span><text:span text:style-name="T3">远</text:span><text:span text:style-name="T4">远 </text:span><text:span text:style-name="T5">yuǎn </text:span><text:span text:style-name="T4">원</text:span></text:p>
        <text:p text:style-name="P4"><text:span text:style-name="T2">0343</text:span><text:span text:style-name="T3">转</text:span><text:span text:style-name="T4">转 </text:span><text:span text:style-name="T5">zhuǎn </text:span><text:span text:style-name="T4">전</text:span></text:p>
        <text:p text:style-name="P4"><text:span text:style-name="T2">0354</text:span><text:span text:style-name="T3">该</text:span><text:span text:style-name="T4">该 </text:span><text:span text:style-name="T5">gāi </text:span><text:span text:style-name="T4">해</text:span></text:p>
        <text:p text:style-name="P4"><text:soft-page-break/><text:span text:style-name="T2">0359</text:span><text:span text:style-name="T3">马</text:span><text:span text:style-name="T4">马 </text:span><text:span text:style-name="T5">mǎ </text:span><text:span text:style-name="T4">마</text:span></text:p>
      </text:section>
      <text:p text:style-name="P1"> </text:p>
      <text:section text:style-name="Sect1" text:name="구역8">
        <text:p text:style-name="P4"><text:bookmark text:name="div_page7"/><text:span text:style-name="T2">0361</text:span><text:span text:style-name="T3">找</text:span><text:span text:style-name="T4">找 </text:span><text:span text:style-name="T5">zhǎo </text:span><text:span text:style-name="T4">조</text:span></text:p>
        <text:p text:style-name="P4"><text:span text:style-name="T2">0362</text:span><text:span text:style-name="T3">讲</text:span><text:span text:style-name="T4">讲 </text:span><text:span text:style-name="T5">jiǎng </text:span><text:span text:style-name="T4">강</text:span></text:p>
        <text:p text:style-name="P4"><text:soft-page-break/><text:span text:style-name="T2">0365</text:span><text:span text:style-name="T3">脸</text:span><text:span text:style-name="T4">脸 </text:span><text:span text:style-name="T5">liǎn </text:span><text:span text:style-name="T4">검</text:span></text:p>
        <text:p text:style-name="P4"><text:span text:style-name="T2">0368</text:span><text:span text:style-name="T3">济</text:span><text:span text:style-name="T4">济 </text:span><text:span text:style-name="T5">jì </text:span><text:span text:style-name="T4">제</text:span></text:p>
        <text:p text:style-name="P4"><text:span text:style-name="T2">0369</text:span><text:span text:style-name="T3">跑</text:span><text:span text:style-name="T4">跑 </text:span><text:span text:style-name="T5">pǎo </text:span><text:span text:style-name="T4">포</text:span></text:p>
        <text:p text:style-name="P4"><text:soft-page-break/><text:span text:style-name="T2">0374</text:span><text:span text:style-name="T3">质</text:span><text:span text:style-name="T4">质 </text:span><text:span text:style-name="T5">zhì </text:span><text:span text:style-name="T4">질</text:span></text:p>
        <text:p text:style-name="P4"><text:span text:style-name="T2">0376</text:span><text:span text:style-name="T3">务</text:span><text:span text:style-name="T4">务 </text:span><text:span text:style-name="T5">wù </text:span><text:span text:style-name="T4">무</text:span></text:p>
        <text:p text:style-name="P4"><text:span text:style-name="T2">0377</text:span><text:span text:style-name="T3">啦</text:span><text:span text:style-name="T4">啦 </text:span><text:span text:style-name="T5">la </text:span><text:span text:style-name="T4">랍</text:span></text:p>
        <text:p text:style-name="P4"><text:soft-page-break/><text:span text:style-name="T2">0379</text:span><text:span text:style-name="T3">让</text:span><text:span text:style-name="T4">让 </text:span><text:span text:style-name="T5">ràng </text:span><text:span text:style-name="T4">양</text:span></text:p>
        <text:p text:style-name="P4"><text:span text:style-name="T2">0380</text:span><text:span text:style-name="T3">够</text:span><text:span text:style-name="T4">够 </text:span><text:span text:style-name="T5">gòu </text:span><text:span text:style-name="T4">구</text:span></text:p>
        <text:p text:style-name="P4"><text:span text:style-name="T2">0387</text:span><text:span text:style-name="T3">爷</text:span><text:span text:style-name="T4">爷 </text:span><text:span text:style-name="T5">yé </text:span><text:span text:style-name="T4">야</text:span></text:p>
        <text:p text:style-name="P4"><text:soft-page-break/><text:span text:style-name="T2">0388</text:span><text:span text:style-name="T3">照</text:span><text:span text:style-name="T4">照 </text:span><text:span text:style-name="T5">zhào </text:span><text:span text:style-name="T4">조</text:span></text:p>
        <text:p text:style-name="P4"><text:span text:style-name="T2">0390</text:span><text:span text:style-name="T3">爸</text:span><text:span text:style-name="T4">爸 </text:span><text:span text:style-name="T5">bà </text:span><text:span text:style-name="T4">파</text:span></text:p>
        <text:p text:style-name="P4"><text:span text:style-name="T2">0401</text:span><text:span text:style-name="T3">树</text:span><text:span text:style-name="T4">树 </text:span><text:span text:style-name="T5">shù </text:span><text:span text:style-name="T4">수</text:span></text:p>
        <text:p text:style-name="P4"><text:soft-page-break/><text:span text:style-name="T2">0403</text:span><text:span text:style-name="T3">块</text:span><text:span text:style-name="T4">块 </text:span><text:span text:style-name="T5">kuài </text:span><text:span text:style-name="T4">괴</text:span></text:p>
      </text:section>
      <text:section text:style-name="Sect1" text:name="구역9">
        <text:p text:style-name="P4"><text:span text:style-name="T2">0412</text:span><text:span text:style-name="T3">紧</text:span><text:span text:style-name="T4">紧 </text:span><text:span text:style-name="T5">jǐn </text:span><text:span text:style-name="T4">긴</text:span></text:p>
        <text:p text:style-name="P4"><text:span text:style-name="T2">0418</text:span><text:span text:style-name="T3">历</text:span><text:span text:style-name="T4">历 </text:span><text:span text:style-name="T5">lì </text:span><text:span text:style-name="T4">력</text:span></text:p>
        <text:p text:style-name="P4"><text:soft-page-break/><text:span text:style-name="T2">0423</text:span><text:span text:style-name="T3">怕</text:span><text:span text:style-name="T4">怕 </text:span><text:span text:style-name="T5">pà </text:span><text:span text:style-name="T4">파</text:span></text:p>
        <text:p text:style-name="P4"><text:span text:style-name="T2">0432</text:span><text:span text:style-name="T3">备</text:span><text:span text:style-name="T4">备 </text:span><text:span text:style-name="T5">bèi </text:span><text:span text:style-name="T4">비</text:span></text:p>
        <text:p text:style-name="P4"><text:span text:style-name="T2">0439</text:span><text:span text:style-name="T3">铁</text:span><text:span text:style-name="T4">铁 </text:span><text:span text:style-name="T5">tiě </text:span><text:span text:style-name="T4">철</text:span></text:p>
        <text:p text:style-name="P4"><text:soft-page-break/><text:span text:style-name="T2">0441</text:span><text:span text:style-name="T3">类</text:span><text:span text:style-name="T4">类 </text:span><text:span text:style-name="T5">lèi </text:span><text:span text:style-name="T4">류</text:span></text:p>
        <text:p text:style-name="P4"><text:span text:style-name="T2">0443</text:span><text:span text:style-name="T3">验</text:span><text:span text:style-name="T4">验 </text:span><text:span text:style-name="T5">yàn </text:span><text:span text:style-name="T4">험</text:span></text:p>
        <text:p text:style-name="P4"><text:span text:style-name="T2">0448</text:span><text:span text:style-name="T3">较</text:span><text:span text:style-name="T4">较 </text:span><text:span text:style-name="T5">jiào </text:span><text:span text:style-name="T4">교</text:span></text:p>
      </text:section>
      <text:section text:style-name="Sect1" text:name="구역10">
        <text:p text:style-name="P4"><text:soft-page-break/><text:span text:style-name="T2">0454</text:span><text:span text:style-name="T3">胜</text:span><text:span text:style-name="T4">胜 </text:span><text:span text:style-name="T5">shèng </text:span><text:span text:style-name="T4">승</text:span></text:p>
        <text:p text:style-name="P4"><text:span text:style-name="T2">0455</text:span><text:span text:style-name="T3">晚</text:span><text:span text:style-name="T4">晚 </text:span><text:span text:style-name="T5">wǎn </text:span><text:span text:style-name="T4">만</text:span></text:p>
        <text:p text:style-name="P4"><text:span text:style-name="T2">0460</text:span><text:span text:style-name="T3">买</text:span><text:span text:style-name="T4">买 </text:span><text:span text:style-name="T5">mǎi </text:span><text:span text:style-name="T4">매</text:span></text:p>
        <text:p text:style-name="P4"><text:soft-page-break/><text:span text:style-name="T2">0463</text:span><text:span text:style-name="T3">传</text:span><text:span text:style-name="T4">传 </text:span><text:span text:style-name="T5">chuán </text:span><text:span text:style-name="T4">전</text:span></text:p>
        <text:p text:style-name="P4"><text:span text:style-name="T2">0470</text:span><text:span text:style-name="T3">织</text:span><text:span text:style-name="T4">织 </text:span><text:span text:style-name="T5">zhī </text:span><text:span text:style-name="T4">직</text:span></text:p>
        <text:p text:style-name="P4"><text:span text:style-name="T2">0471</text:span><text:span text:style-name="T3">谈</text:span><text:span text:style-name="T4">谈 </text:span><text:span text:style-name="T5">tán </text:span><text:span text:style-name="T4">담</text:span></text:p>
        <text:p text:style-name="P4"><text:soft-page-break/><text:span text:style-name="T2">0474</text:span><text:span text:style-name="T3">委</text:span><text:span text:style-name="T4">委 </text:span><text:span text:style-name="T5">wěi </text:span><text:span text:style-name="T4">위</text:span></text:p>
        <text:p text:style-name="P4"><text:span text:style-name="T2">0477</text:span><text:span text:style-name="T3">击</text:span><text:span text:style-name="T4">击 </text:span><text:span text:style-name="T5">jī </text:span><text:span text:style-name="T4">격</text:span></text:p>
        <text:p text:style-name="P4"><text:span text:style-name="T2">0481</text:span><text:span text:style-name="T3">咱</text:span><text:span text:style-name="T4">咱 </text:span><text:span text:style-name="T5">zán </text:span><text:span text:style-name="T4">찰</text:span></text:p>
        <text:p text:style-name="P4"><text:soft-page-break/><text:span text:style-name="T2">0489</text:span><text:span text:style-name="T3">哥</text:span><text:span text:style-name="T4">哥 </text:span><text:span text:style-name="T5">gē </text:span><text:span text:style-name="T4">가</text:span></text:p>
        <text:p text:style-name="P4"><text:span text:style-name="T2">0490</text:span><text:span text:style-name="T3">兴</text:span><text:span text:style-name="T4">兴 </text:span><text:span text:style-name="T5">xīng </text:span><text:span text:style-name="T4">흥</text:span></text:p>
        <text:p text:style-name="P4"><text:span text:style-name="T2">0493</text:span><text:span text:style-name="T3">睛</text:span><text:span text:style-name="T4">睛 </text:span><text:span text:style-name="T5">jīng </text:span><text:span text:style-name="T4">정</text:span></text:p>
        <text:p text:style-name="P4"><text:soft-page-break/><text:span text:style-name="T2">0494</text:span><text:span text:style-name="T3">况</text:span><text:span text:style-name="T4">况 </text:span><text:span text:style-name="T5">kuàng </text:span><text:span text:style-name="T4">황</text:span></text:p>
      </text:section>
      <text:section text:style-name="Sect1" text:name="구역11">
        <text:p text:style-name="P4"><text:span text:style-name="T2">0501</text:span><text:span text:style-name="T3">单</text:span><text:span text:style-name="T4">单 </text:span><text:span text:style-name="T5">dān </text:span><text:span text:style-name="T4">단</text:span></text:p>
        <text:p text:style-name="P4"><text:span text:style-name="T2">0502</text:span><text:span text:style-name="T3">派</text:span><text:span text:style-name="T4">派 </text:span><text:span text:style-name="T5">pài </text:span><text:span text:style-name="T4">파</text:span></text:p>
        <text:p text:style-name="P4"><text:soft-page-break/><text:span text:style-name="T2">0503</text:span><text:span text:style-name="T3">速</text:span><text:span text:style-name="T4">速 </text:span><text:span text:style-name="T5">sù </text:span><text:span text:style-name="T4">속</text:span></text:p>
        <text:p text:style-name="P4"><text:span text:style-name="T2">0504</text:span><text:span text:style-name="T3">趕</text:span><text:span text:style-name="T4">趕 </text:span><text:span text:style-name="T5">gǎn </text:span><text:span text:style-name="T4">간</text:span></text:p>
        <text:p text:style-name="P4"><text:span text:style-name="T2">0505</text:span><text:span text:style-name="T3">忙</text:span><text:span text:style-name="T4">忙 </text:span><text:span text:style-name="T5">máng </text:span><text:span text:style-name="T4">망</text:span></text:p>
        <text:p text:style-name="P4"><text:soft-page-break/><text:span text:style-name="T2">0506</text:span><text:span text:style-name="T3">睡</text:span><text:span text:style-name="T4">睡 </text:span><text:span text:style-name="T5">shuì </text:span><text:span text:style-name="T4">수</text:span></text:p>
        <text:p text:style-name="P4"><text:span text:style-name="T2">0507</text:span><text:span text:style-name="T3">汽</text:span><text:span text:style-name="T4">汽 </text:span><text:span text:style-name="T5">qì </text:span><text:span text:style-name="T4">기</text:span></text:p>
        <text:p text:style-name="P4"><text:span text:style-name="T2">0508</text:span><text:span text:style-name="T3">抗</text:span><text:span text:style-name="T4">抗 </text:span><text:span text:style-name="T5">kàng </text:span><text:span text:style-name="T4">항</text:span></text:p>
        <text:p text:style-name="P4"><text:soft-page-break/><text:span text:style-name="T2">0509</text:span><text:span text:style-name="T3">娘</text:span><text:span text:style-name="T4">娘 </text:span><text:span text:style-name="T5">niáng </text:span><text:span text:style-name="T4">낭</text:span></text:p>
        <text:p text:style-name="P4"><text:span text:style-name="T2">0510</text:span><text:span text:style-name="T3">失</text:span><text:span text:style-name="T4">失 </text:span><text:span text:style-name="T5">shī </text:span><text:span text:style-name="T4">실</text:span></text:p>
        <text:p text:style-name="P4"><text:span text:style-name="T2">0511</text:span><text:span text:style-name="T3">压</text:span><text:span text:style-name="T4">压 </text:span><text:span text:style-name="T5">yā </text:span><text:span text:style-name="T4">압</text:span></text:p>
        <text:p text:style-name="P4"><text:soft-page-break/><text:span text:style-name="T2">0512</text:span><text:span text:style-name="T3">围</text:span><text:span text:style-name="T4">围 </text:span><text:span text:style-name="T5">wéi </text:span><text:span text:style-name="T4">위</text:span></text:p>
        <text:p text:style-name="P4"><text:span text:style-name="T2">0513</text:span><text:span text:style-name="T3">兵</text:span><text:span text:style-name="T4">兵 </text:span><text:span text:style-name="T5">bīng </text:span><text:span text:style-name="T4">병</text:span></text:p>
        <text:p text:style-name="P4"><text:span text:style-name="T2">0514</text:span><text:span text:style-name="T3">金</text:span><text:span text:style-name="T4">金 </text:span><text:span text:style-name="T5">jīn </text:span><text:span text:style-name="T4">금</text:span></text:p>
        <text:p text:style-name="P4"><text:soft-page-break/><text:span text:style-name="T2">0515</text:span><text:span text:style-name="T3">族</text:span><text:span text:style-name="T4">族 </text:span><text:span text:style-name="T5">zú </text:span><text:span text:style-name="T4">족</text:span></text:p>
        <text:p text:style-name="P4"><text:span text:style-name="T2">0516</text:span><text:span text:style-name="T3">答</text:span><text:span text:style-name="T4">答 </text:span><text:span text:style-name="T5">dá </text:span><text:span text:style-name="T4">답</text:span></text:p>
        <text:p text:style-name="P4"><text:span text:style-name="T2">0517</text:span><text:span text:style-name="T3">虫</text:span><text:span text:style-name="T4">虫 </text:span><text:span text:style-name="T5">chóng </text:span><text:span text:style-name="T4">충</text:span></text:p>
        <text:p text:style-name="P4"><text:soft-page-break/><text:span text:style-name="T2">0518</text:span><text:span text:style-name="T3">随</text:span><text:span text:style-name="T4">随 </text:span><text:span text:style-name="T5">suí </text:span><text:span text:style-name="T4">수</text:span></text:p>
        <text:p text:style-name="P4"><text:span text:style-name="T2">0519</text:span><text:span text:style-name="T3">专</text:span><text:span text:style-name="T4">专 </text:span><text:span text:style-name="T5">zhuān </text:span><text:span text:style-name="T4">전</text:span></text:p>
        <text:p text:style-name="P4"><text:span text:style-name="T2">0520</text:span><text:span text:style-name="T3">嘴</text:span><text:span text:style-name="T4">嘴 </text:span><text:span text:style-name="T5">zuǐ </text:span><text:span text:style-name="T4">취</text:span></text:p>
        <text:p text:style-name="P4"><text:soft-page-break/><text:span text:style-name="T2">0521</text:span><text:span text:style-name="T3">严</text:span><text:span text:style-name="T4">严 </text:span><text:span text:style-name="T5">yán </text:span><text:span text:style-name="T4">엄</text:span></text:p>
        <text:p text:style-name="P4"><text:span text:style-name="T2">0522</text:span><text:span text:style-name="T3">破</text:span><text:span text:style-name="T4">破 </text:span><text:span text:style-name="T5">pò </text:span><text:span text:style-name="T4">파</text:span></text:p>
        <text:p text:style-name="P4"><text:span text:style-name="T2">0523</text:span><text:span text:style-name="T3">士</text:span><text:span text:style-name="T4">士 </text:span><text:span text:style-name="T5">shì </text:span><text:span text:style-name="T4">사</text:span></text:p>
        <text:p text:style-name="P4"><text:soft-page-break/><text:span text:style-name="T2">0524</text:span><text:span text:style-name="T3">广</text:span><text:span text:style-name="T4">广 </text:span><text:span text:style-name="T5">guǎng </text:span><text:span text:style-name="T4">광</text:span></text:p>
        <text:p text:style-name="P4"><text:span text:style-name="T2">0525</text:span><text:span text:style-name="T3">复</text:span><text:span text:style-name="T4">复 </text:span><text:span text:style-name="T5">fù </text:span><text:span text:style-name="T4">복</text:span></text:p>
        <text:p text:style-name="P4"><text:span text:style-name="T2">0526</text:span><text:span text:style-name="T3">臺</text:span><text:span text:style-name="T4">臺 </text:span><text:span text:style-name="T5">tái </text:span><text:span text:style-name="T4">대</text:span></text:p>
        <text:p text:style-name="P4"><text:soft-page-break/><text:span text:style-name="T2">0527</text:span><text:span text:style-name="T3">句</text:span><text:span text:style-name="T4">句 </text:span><text:span text:style-name="T5">jù </text:span><text:span text:style-name="T4">구</text:span></text:p>
        <text:p text:style-name="P4"><text:span text:style-name="T2">0528</text:span><text:span text:style-name="T3">城</text:span><text:span text:style-name="T4">城 </text:span><text:span text:style-name="T5">chéng </text:span><text:span text:style-name="T4">성</text:span></text:p>
        <text:p text:style-name="P4"><text:span text:style-name="T2">0529</text:span><text:span text:style-name="T3">议</text:span><text:span text:style-name="T4">议 </text:span><text:span text:style-name="T5">yì </text:span><text:span text:style-name="T4">의</text:span></text:p>
        <text:p text:style-name="P4"><text:soft-page-break/><text:span text:style-name="T2">0530</text:span><text:span text:style-name="T3">联</text:span><text:span text:style-name="T4">联 </text:span><text:span text:style-name="T5">lián </text:span><text:span text:style-name="T4">련</text:span></text:p>
        <text:p text:style-name="P4"><text:span text:style-name="T2">0531</text:span><text:span text:style-name="T3">毛</text:span><text:span text:style-name="T4">毛 </text:span><text:span text:style-name="T5">máo </text:span><text:span text:style-name="T4">모</text:span></text:p>
        <text:p text:style-name="P4"><text:span text:style-name="T2">0532</text:span><text:span text:style-name="T3">客</text:span><text:span text:style-name="T4">客 </text:span><text:span text:style-name="T5">kè </text:span><text:span text:style-name="T4">객</text:span></text:p>
        <text:p text:style-name="P4"><text:soft-page-break/><text:span text:style-name="T2">0533</text:span><text:span text:style-name="T3">皮</text:span><text:span text:style-name="T4">皮 </text:span><text:span text:style-name="T5">pí </text:span><text:span text:style-name="T4">피</text:span></text:p>
        <text:p text:style-name="P4"><text:span text:style-name="T2">0534</text:span><text:span text:style-name="T3">商</text:span><text:span text:style-name="T4">商 </text:span><text:span text:style-name="T5">shāng </text:span><text:span text:style-name="T4">상</text:span></text:p>
        <text:p text:style-name="P4"><text:span text:style-name="T2">0535</text:span><text:span text:style-name="T3">艺</text:span><text:span text:style-name="T4">艺 </text:span><text:span text:style-name="T5">yì </text:span><text:span text:style-name="T4">예</text:span></text:p>
        <text:p text:style-name="P4"><text:soft-page-break/><text:span text:style-name="T2">0536</text:span><text:span text:style-name="T3">幫</text:span><text:span text:style-name="T4">幫 </text:span><text:span text:style-name="T5">bāng </text:span><text:span text:style-name="T4">방</text:span></text:p>
        <text:p text:style-name="P4"><text:span text:style-name="T2">0537</text:span><text:span text:style-name="T3">鱼</text:span><text:span text:style-name="T4">鱼 </text:span><text:span text:style-name="T5">yú </text:span><text:span text:style-name="T4">어</text:span></text:p>
        <text:p text:style-name="P4"><text:span text:style-name="T2">0538</text:span><text:span text:style-name="T3">亮</text:span><text:span text:style-name="T4">亮 </text:span><text:span text:style-name="T5">liàng </text:span><text:span text:style-name="T4">량</text:span></text:p>
        <text:p text:style-name="P4"><text:soft-page-break/><text:span text:style-name="T2">0539</text:span><text:span text:style-name="T3">穿</text:span><text:span text:style-name="T4">穿 </text:span><text:span text:style-name="T5">chuān </text:span><text:span text:style-name="T4">천</text:span></text:p>
        <text:p text:style-name="P4"><text:span text:style-name="T2">0540</text:span><text:span text:style-name="T3">式</text:span><text:span text:style-name="T4">式 </text:span><text:span text:style-name="T5">shì </text:span><text:span text:style-name="T4">식</text:span></text:p>
        <text:p text:style-name="P4"><text:span text:style-name="T2">0541</text:span><text:span text:style-name="T3">持</text:span><text:span text:style-name="T4">持 </text:span><text:span text:style-name="T5">chí </text:span><text:span text:style-name="T4">지</text:span></text:p>
        <text:p text:style-name="P4"><text:soft-page-break/><text:span text:style-name="T2">0542</text:span><text:span text:style-name="T3">雨</text:span><text:span text:style-name="T4">雨 </text:span><text:span text:style-name="T5">yǔ </text:span><text:span text:style-name="T4">우</text:span></text:p>
        <text:p text:style-name="P4"><text:span text:style-name="T2">0543</text:span><text:span text:style-name="T3">积</text:span><text:span text:style-name="T4">积 </text:span><text:span text:style-name="T5">jī </text:span><text:span text:style-name="T4">적</text:span></text:p>
        <text:p text:style-name="P4"><text:span text:style-name="T2">0544</text:span><text:span text:style-name="T3">坏</text:span><text:span text:style-name="T4">坏 </text:span><text:span text:style-name="T5">huài </text:span><text:span text:style-name="T4">괴</text:span></text:p>
      </text:section>
      <text:p text:style-name="P1"> </text:p>
      <text:section text:style-name="Sect1" text:name="구역12">
        <text:p text:style-name="P4"><text:bookmark text:name="div_page11"/><text:soft-page-break/><text:span text:style-name="T2">0545</text:span><text:span text:style-name="T3">诉</text:span><text:span text:style-name="T4">诉 </text:span><text:span text:style-name="T5">sù </text:span><text:span text:style-name="T4">소</text:span></text:p>
        <text:p text:style-name="P4"><text:span text:style-name="T2">0546</text:span><text:span text:style-name="T3">增</text:span><text:span text:style-name="T4">增 </text:span><text:span text:style-name="T5">zēng </text:span><text:span text:style-name="T4">증</text:span></text:p>
        <text:p text:style-name="P4"><text:span text:style-name="T2">0547</text:span><text:span text:style-name="T3">请</text:span><text:span text:style-name="T4">请 </text:span><text:span text:style-name="T5">qǐng </text:span><text:span text:style-name="T4">청</text:span></text:p>
        <text:p text:style-name="P4"><text:soft-page-break/><text:span text:style-name="T2">0548</text:span><text:span text:style-name="T3">始</text:span><text:span text:style-name="T4">始 </text:span><text:span text:style-name="T5">shǐ </text:span><text:span text:style-name="T4">시</text:span></text:p>
        <text:p text:style-name="P4"><text:span text:style-name="T2">0549</text:span><text:span text:style-name="T3">食</text:span><text:span text:style-name="T4">食 </text:span><text:span text:style-name="T5">shí </text:span><text:span text:style-name="T4">식</text:span></text:p>
        <text:p text:style-name="P4"><text:span text:style-name="T2">0550</text:span><text:span text:style-name="T3">桥</text:span><text:span text:style-name="T4">桥 </text:span><text:span text:style-name="T5">qiáo </text:span><text:span text:style-name="T4">교</text:span></text:p>
        <text:p text:style-name="P4"><text:soft-page-break/><text:span text:style-name="T2">0551</text:span><text:span text:style-name="T3">帝</text:span><text:span text:style-name="T4">帝 </text:span><text:span text:style-name="T5">dì </text:span><text:span text:style-name="T4">제</text:span></text:p>
        <text:p text:style-name="P4"><text:span text:style-name="T2">0552</text:span><text:span text:style-name="T3">饭</text:span><text:span text:style-name="T4">饭 </text:span><text:span text:style-name="T5">fàn </text:span><text:span text:style-name="T4">반</text:span></text:p>
        <text:p text:style-name="P4"><text:span text:style-name="T2">0553</text:span><text:span text:style-name="T3">举</text:span><text:span text:style-name="T4">举 </text:span><text:span text:style-name="T5">jǔ </text:span><text:span text:style-name="T4">거</text:span></text:p>
        <text:p text:style-name="P4"><text:soft-page-break/><text:span text:style-name="T2">0554</text:span><text:span text:style-name="T3">阵</text:span><text:span text:style-name="T4">阵 </text:span><text:span text:style-name="T5">zhèn </text:span><text:span text:style-name="T4">진</text:span></text:p>
        <text:p text:style-name="P4"><text:span text:style-name="T2">0555</text:span><text:span text:style-name="T3">节</text:span><text:span text:style-name="T4">节 </text:span><text:span text:style-name="T5">jié </text:span><text:span text:style-name="T4">절</text:span></text:p>
        <text:p text:style-name="P4"><text:span text:style-name="T2">0556</text:span><text:span text:style-name="T3">推</text:span><text:span text:style-name="T4">推 </text:span><text:span text:style-name="T5">tuī </text:span><text:span text:style-name="T4">추</text:span></text:p>
        <text:p text:style-name="P4"><text:soft-page-break/><text:span text:style-name="T2">0557</text:span><text:span text:style-name="T3">息</text:span><text:span text:style-name="T4">息 </text:span><text:span text:style-name="T5">xī </text:span><text:span text:style-name="T4">식</text:span></text:p>
        <text:p text:style-name="P4"><text:span text:style-name="T2">0558</text:span><text:span text:style-name="T3">畵</text:span><text:span text:style-name="T4">畵 </text:span><text:span text:style-name="T5">huà </text:span><text:span text:style-name="T4">화</text:span></text:p>
        <text:p text:style-name="P4"><text:span text:style-name="T2">0559</text:span><text:span text:style-name="T3">号</text:span><text:span text:style-name="T4">号 </text:span><text:span text:style-name="T5">hào </text:span><text:span text:style-name="T4">호</text:span></text:p>
        <text:p text:style-name="P4"><text:soft-page-break/><text:span text:style-name="T2">0560</text:span><text:span text:style-name="T3">乎</text:span><text:span text:style-name="T4">乎 </text:span><text:span text:style-name="T5">hū </text:span><text:span text:style-name="T4">호</text:span></text:p>
        <text:p text:style-name="P4"><text:span text:style-name="T2">0561</text:span><text:span text:style-name="T3">温</text:span><text:span text:style-name="T4">温 </text:span><text:span text:style-name="T5">wēn </text:span><text:span text:style-name="T4">온</text:span></text:p>
        <text:p text:style-name="P4"><text:span text:style-name="T2">0562</text:span><text:span text:style-name="T3">除</text:span><text:span text:style-name="T4">除 </text:span><text:span text:style-name="T5">chú </text:span><text:span text:style-name="T4">제</text:span></text:p>
        <text:p text:style-name="P4"><text:soft-page-break/><text:span text:style-name="T2">0563</text:span><text:span text:style-name="T3">首</text:span><text:span text:style-name="T4">首 </text:span><text:span text:style-name="T5">shǒu </text:span><text:span text:style-name="T4">수</text:span></text:p>
        <text:p text:style-name="P4"><text:span text:style-name="T2">0564</text:span><text:span text:style-name="T3">参</text:span><text:span text:style-name="T4">参 </text:span><text:span text:style-name="T5">cān </text:span><text:span text:style-name="T4">참</text:span></text:p>
        <text:p text:style-name="P4"><text:span text:style-name="T2">0565</text:span><text:span text:style-name="T3">达</text:span><text:span text:style-name="T4">达 </text:span><text:span text:style-name="T5">dá </text:span><text:span text:style-name="T4">달</text:span></text:p>
        <text:p text:style-name="P4"><text:soft-page-break/><text:span text:style-name="T2">0566</text:span><text:span text:style-name="T3">伟</text:span><text:span text:style-name="T4">伟 </text:span><text:span text:style-name="T5">wěi </text:span><text:span text:style-name="T4">위</text:span></text:p>
        <text:p text:style-name="P4"><text:span text:style-name="T2">0567</text:span><text:span text:style-name="T3">板</text:span><text:span text:style-name="T4">板 </text:span><text:span text:style-name="T5">bǎn </text:span><text:span text:style-name="T4">판</text:span></text:p>
        <text:p text:style-name="P4"><text:span text:style-name="T2">0568</text:span><text:span text:style-name="T3">约</text:span><text:span text:style-name="T4">约 </text:span><text:span text:style-name="T5">yuē </text:span><text:span text:style-name="T4">약</text:span></text:p>
        <text:p text:style-name="P4"><text:soft-page-break/><text:span text:style-name="T2">0569</text:span><text:span text:style-name="T3">背</text:span><text:span text:style-name="T4">背 </text:span><text:span text:style-name="T5">bèi </text:span><text:span text:style-name="T4">배</text:span></text:p>
        <text:p text:style-name="P4"><text:span text:style-name="T2">0570</text:span><text:span text:style-name="T3">育</text:span><text:span text:style-name="T4">育 </text:span><text:span text:style-name="T5">yù </text:span><text:span text:style-name="T4">육</text:span></text:p>
        <text:p text:style-name="P4"><text:span text:style-name="T2">0571</text:span><text:span text:style-name="T3">灯</text:span><text:span text:style-name="T4">灯 </text:span><text:span text:style-name="T5">dēng </text:span><text:span text:style-name="T4">정</text:span></text:p>
        <text:p text:style-name="P4"><text:soft-page-break/><text:span text:style-name="T2">0572</text:span><text:span text:style-name="T3">层</text:span><text:span text:style-name="T4">层 </text:span><text:span text:style-name="T5">céng </text:span><text:span text:style-name="T4">층</text:span></text:p>
        <text:p text:style-name="P4"><text:span text:style-name="T2">0573</text:span><text:span text:style-name="T3">钢</text:span><text:span text:style-name="T4">钢 </text:span><text:span text:style-name="T5">gāng </text:span><text:span text:style-name="T4">강</text:span></text:p>
        <text:p text:style-name="P4"><text:span text:style-name="T2">0574</text:span><text:span text:style-name="T3">微</text:span><text:span text:style-name="T4">微 </text:span><text:span text:style-name="T5">wēi </text:span><text:span text:style-name="T4">미</text:span></text:p>
        <text:p text:style-name="P4"><text:soft-page-break/><text:span text:style-name="T2">0575</text:span><text:span text:style-name="T3">左</text:span><text:span text:style-name="T4">左 </text:span><text:span text:style-name="T5">zuǒ </text:span><text:span text:style-name="T4">좌</text:span></text:p>
        <text:p text:style-name="P4"><text:span text:style-name="T2">0576</text:span><text:span text:style-name="T3">密</text:span><text:span text:style-name="T4">密 </text:span><text:span text:style-name="T5">mì </text:span><text:span text:style-name="T4">밀</text:span></text:p>
        <text:p text:style-name="P4"><text:span text:style-name="T2">0577</text:span><text:span text:style-name="T3">愿</text:span><text:span text:style-name="T4">愿 </text:span><text:span text:style-name="T5">yuàn </text:span><text:span text:style-name="T4">원</text:span></text:p>
        <text:p text:style-name="P4"><text:soft-page-break/><text:span text:style-name="T2">0578</text:span><text:span text:style-name="T3">般</text:span><text:span text:style-name="T4">般 </text:span><text:span text:style-name="T5">bān </text:span><text:span text:style-name="T4">반</text:span></text:p>
        <text:p text:style-name="P4"><text:span text:style-name="T2">0579</text:span><text:span text:style-name="T3">图</text:span><text:span text:style-name="T4">图 </text:span><text:span text:style-name="T5">tú </text:span><text:span text:style-name="T4">도</text:span></text:p>
        <text:p text:style-name="P4"><text:span text:style-name="T2">0580</text:span><text:span text:style-name="T3">示</text:span><text:span text:style-name="T4">示 </text:span><text:span text:style-name="T5">shì </text:span><text:span text:style-name="T4">시</text:span></text:p>
        <text:p text:style-name="P4"><text:soft-page-break/><text:span text:style-name="T2">0581</text:span><text:span text:style-name="T3">段</text:span><text:span text:style-name="T4">段 </text:span><text:span text:style-name="T5">duàn </text:span><text:span text:style-name="T4">단</text:span></text:p>
        <text:p text:style-name="P4"><text:span text:style-name="T2">0582</text:span><text:span text:style-name="T3">引</text:span><text:span text:style-name="T4">引 </text:span><text:span text:style-name="T5">yǐn </text:span><text:span text:style-name="T4">인</text:span></text:p>
        <text:p text:style-name="P4"><text:span text:style-name="T2">0583</text:span><text:span text:style-name="T3">势</text:span><text:span text:style-name="T4">势 </text:span><text:span text:style-name="T5">shì </text:span><text:span text:style-name="T4">세</text:span></text:p>
        <text:p text:style-name="P4"><text:soft-page-break/><text:span text:style-name="T2">0584</text:span><text:span text:style-name="T3">證</text:span><text:span text:style-name="T4">證 </text:span><text:span text:style-name="T5">zhèng </text:span><text:span text:style-name="T4">증</text:span></text:p>
        <text:p text:style-name="P4"><text:span text:style-name="T2">0585</text:span><text:span text:style-name="T3">夫</text:span><text:span text:style-name="T4">夫 </text:span><text:span text:style-name="T5">fū </text:span><text:span text:style-name="T4">부</text:span></text:p>
        <text:p text:style-name="P4"><text:span text:style-name="T2">0586</text:span><text:span text:style-name="T3">靠</text:span><text:span text:style-name="T4">靠 </text:span><text:span text:style-name="T5">kào </text:span><text:span text:style-name="T4">고</text:span></text:p>
        <text:p text:style-name="P4"><text:soft-page-break/><text:span text:style-name="T2">0587</text:span><text:span text:style-name="T3">冷</text:span><text:span text:style-name="T4">冷 </text:span><text:span text:style-name="T5">lěng </text:span><text:span text:style-name="T4">랭</text:span></text:p>
        <text:p text:style-name="P4"><text:span text:style-name="T2">0588</text:span><text:span text:style-name="T3">易</text:span><text:span text:style-name="T4">易 </text:span><text:span text:style-name="T5">yì </text:span><text:span text:style-name="T4">역</text:span></text:p>
        <text:p text:style-name="P4"><text:span text:style-name="T2">0589</text:span><text:span text:style-name="T3">则</text:span><text:span text:style-name="T4">则 </text:span><text:span text:style-name="T5">zé </text:span><text:span text:style-name="T4">칙</text:span></text:p>
        <text:p text:style-name="P4"><text:soft-page-break/><text:span text:style-name="T2">0590</text:span><text:span text:style-name="T3">阳</text:span><text:span text:style-name="T4">阳 </text:span><text:span text:style-name="T5">yáng </text:span><text:span text:style-name="T4">양</text:span></text:p>
      </text:section>
      <text:p text:style-name="P1"> </text:p>
      <text:section text:style-name="Sect1" text:name="구역13">
        <text:p text:style-name="P4"><text:bookmark text:name="div_page12"/><text:span text:style-name="T2">0591</text:span><text:span text:style-name="T3">卖</text:span><text:span text:style-name="T4">卖 </text:span><text:span text:style-name="T5">mài </text:span><text:span text:style-name="T4">매</text:span></text:p>
        <text:p text:style-name="P4"><text:span text:style-name="T2">0592</text:span><text:span text:style-name="T3">欢</text:span><text:span text:style-name="T4">欢 </text:span><text:span text:style-name="T5">huān </text:span><text:span text:style-name="T4">환</text:span></text:p>
        <text:p text:style-name="P4"><text:soft-page-break/><text:span text:style-name="T2">0593</text:span><text:span text:style-name="T3">美</text:span><text:span text:style-name="T4">美 </text:span><text:span text:style-name="T5">měi </text:span><text:span text:style-name="T4">미</text:span></text:p>
        <text:p text:style-name="P4"><text:span text:style-name="T2">0594</text:span><text:span text:style-name="T3">局</text:span><text:span text:style-name="T4">局 </text:span><text:span text:style-name="T5">jú </text:span><text:span text:style-name="T4">국</text:span></text:p>
        <text:p text:style-name="P4"><text:span text:style-name="T2">0595</text:span><text:span text:style-name="T3">血</text:span><text:span text:style-name="T4">血 </text:span><text:span text:style-name="T5">xiě </text:span><text:span text:style-name="T4">혈</text:span></text:p>
        <text:p text:style-name="P4"><text:soft-page-break/><text:span text:style-name="T2">0596</text:span><text:span text:style-name="T3">衝</text:span><text:span text:style-name="T4">衝 </text:span><text:span text:style-name="T5">chōng </text:span><text:span text:style-name="T4">충</text:span></text:p>
        <text:p text:style-name="P4"><text:span text:style-name="T2">0597</text:span><text:span text:style-name="T3">静</text:span><text:span text:style-name="T4">静 </text:span><text:span text:style-name="T5">jìng </text:span><text:span text:style-name="T4">정</text:span></text:p>
        <text:p text:style-name="P4"><text:span text:style-name="T2">0598</text:span><text:span text:style-name="T3">停</text:span><text:span text:style-name="T4">停 </text:span><text:span text:style-name="T5">tíng </text:span><text:span text:style-name="T4">정</text:span></text:p>
        <text:p text:style-name="P4"><text:soft-page-break/><text:span text:style-name="T2">0599</text:span><text:span text:style-name="T3">划</text:span><text:span text:style-name="T4">划 </text:span><text:span text:style-name="T5">huá </text:span><text:span text:style-name="T4">화</text:span></text:p>
        <text:p text:style-name="P4"><text:span text:style-name="T2">0600</text:span><text:span text:style-name="T3">脑</text:span><text:span text:style-name="T4">脑 </text:span><text:span text:style-name="T5">nǎo </text:span><text:span text:style-name="T4">뇌</text:span></text:p>
        <text:p text:style-name="P4"><text:span text:style-name="T2">0601</text:span><text:span text:style-name="T3">权</text:span><text:span text:style-name="T4">权 </text:span><text:span text:style-name="T5">quán </text:span><text:span text:style-name="T4">권</text:span></text:p>
        <text:p text:style-name="P4"><text:soft-page-break/><text:span text:style-name="T2">0602</text:span><text:span text:style-name="T3">修</text:span><text:span text:style-name="T4">修 </text:span><text:span text:style-name="T5">xiū </text:span><text:span text:style-name="T4">수</text:span></text:p>
        <text:p text:style-name="P4"><text:span text:style-name="T2">0603</text:span><text:span text:style-name="T3">虽</text:span><text:span text:style-name="T4">虽 </text:span><text:span text:style-name="T5">suī </text:span><text:span text:style-name="T4">수</text:span></text:p>
        <text:p text:style-name="P4"><text:span text:style-name="T2">0604</text:span><text:span text:style-name="T3">沈</text:span><text:span text:style-name="T4">沈 </text:span><text:span text:style-name="T5">shěn </text:span><text:span text:style-name="T4">침</text:span></text:p>
        <text:p text:style-name="P4"><text:soft-page-break/><text:span text:style-name="T2">0605</text:span><text:span text:style-name="T3">球</text:span><text:span text:style-name="T4">球 </text:span><text:span text:style-name="T5">qiú </text:span><text:span text:style-name="T4">구</text:span></text:p>
        <text:p text:style-name="P4"><text:span text:style-name="T2">0606</text:span><text:span text:style-name="T3">伙</text:span><text:span text:style-name="T4">伙 </text:span><text:span text:style-name="T5">huǒ </text:span><text:span text:style-name="T4">화</text:span></text:p>
        <text:p text:style-name="P4"><text:span text:style-name="T2">0607</text:span><text:span text:style-name="T3">木</text:span><text:span text:style-name="T4">木 </text:span><text:span text:style-name="T5">mù </text:span><text:span text:style-name="T4">목</text:span></text:p>
        <text:p text:style-name="P4"><text:soft-page-break/><text:span text:style-name="T2">0608</text:span><text:span text:style-name="T3">喜</text:span><text:span text:style-name="T4">喜 </text:span><text:span text:style-name="T5">xǐ </text:span><text:span text:style-name="T4">희</text:span></text:p>
        <text:p text:style-name="P4"><text:span text:style-name="T2">0609</text:span><text:span text:style-name="T3">忽</text:span><text:span text:style-name="T4">忽 </text:span><text:span text:style-name="T5">hū </text:span><text:span text:style-name="T4">홀</text:span></text:p>
        <text:p text:style-name="P4"><text:span text:style-name="T2">0610</text:span><text:span text:style-name="T3">即</text:span><text:span text:style-name="T4">即 </text:span><text:span text:style-name="T5">jí </text:span><text:span text:style-name="T4">즉</text:span></text:p>
        <text:p text:style-name="P4"><text:soft-page-break/><text:span text:style-name="T2">0611</text:span><text:span text:style-name="T3">跳</text:span><text:span text:style-name="T4">跳 </text:span><text:span text:style-name="T5">tiào </text:span><text:span text:style-name="T4">도</text:span></text:p>
        <text:p text:style-name="P4"><text:span text:style-name="T2">0612</text:span><text:span text:style-name="T3">视</text:span><text:span text:style-name="T4">视 </text:span><text:span text:style-name="T5">shì </text:span><text:span text:style-name="T4">시</text:span></text:p>
        <text:p text:style-name="P4"><text:span text:style-name="T2">0613</text:span><text:span text:style-name="T3">误</text:span><text:span text:style-name="T4">误 </text:span><text:span text:style-name="T5">wù </text:span><text:span text:style-name="T4">오</text:span></text:p>
        <text:p text:style-name="P4"><text:soft-page-break/><text:span text:style-name="T2">0614</text:span><text:span text:style-name="T3">父</text:span><text:span text:style-name="T4">父 </text:span><text:span text:style-name="T5">fù </text:span><text:span text:style-name="T4">부</text:span></text:p>
        <text:p text:style-name="P4"><text:span text:style-name="T2">0615</text:span><text:span text:style-name="T3">显</text:span><text:span text:style-name="T4">显 </text:span><text:span text:style-name="T5">xiǎn </text:span><text:span text:style-name="T4">현</text:span></text:p>
        <text:p text:style-name="P4"><text:span text:style-name="T2">0616</text:span><text:span text:style-name="T3">留</text:span><text:span text:style-name="T4">留 </text:span><text:span text:style-name="T5">liú </text:span><text:span text:style-name="T4">류</text:span></text:p>
        <text:p text:style-name="P4"><text:soft-page-break/><text:span text:style-name="T2">0617</text:span><text:span text:style-name="T3">岁</text:span><text:span text:style-name="T4">岁 </text:span><text:span text:style-name="T5">suì </text:span><text:span text:style-name="T4">세</text:span></text:p>
        <text:p text:style-name="P4"><text:span text:style-name="T2">0618</text:span><text:span text:style-name="T3">古</text:span><text:span text:style-name="T4">古 </text:span><text:span text:style-name="T5">gǔ </text:span><text:span text:style-name="T4">고</text:span></text:p>
        <text:p text:style-name="P4"><text:span text:style-name="T2">0619</text:span><text:span text:style-name="T3">惊</text:span><text:span text:style-name="T4">惊 </text:span><text:span text:style-name="T5">jīng </text:span><text:span text:style-name="T4">량</text:span></text:p>
        <text:p text:style-name="P4"><text:soft-page-break/><text:span text:style-name="T2">0620</text:span><text:span text:style-name="T3">念</text:span><text:span text:style-name="T4">念 </text:span><text:span text:style-name="T5">niàn </text:span><text:span text:style-name="T4">념</text:span></text:p>
        <text:p text:style-name="P4"><text:span text:style-name="T2">0621</text:span><text:span text:style-name="T3">久</text:span><text:span text:style-name="T4">久 </text:span><text:span text:style-name="T5">jiǔ </text:span><text:span text:style-name="T4">구</text:span></text:p>
        <text:p text:style-name="P4"><text:span text:style-name="T2">0622</text:span><text:span text:style-name="T3">旧</text:span><text:span text:style-name="T4">旧 </text:span><text:span text:style-name="T5">jiù </text:span><text:span text:style-name="T4">구</text:span></text:p>
        <text:p text:style-name="P4"><text:soft-page-break/><text:span text:style-name="T2">0623</text:span><text:span text:style-name="T3">纸</text:span><text:span text:style-name="T4">纸 </text:span><text:span text:style-name="T5">zhǐ </text:span><text:span text:style-name="T4">지</text:span></text:p>
        <text:p text:style-name="P4"><text:span text:style-name="T2">0624</text:span><text:span text:style-name="T3">养</text:span><text:span text:style-name="T4">养 </text:span><text:span text:style-name="T5">yǎng </text:span><text:span text:style-name="T4">양</text:span></text:p>
        <text:p text:style-name="P4"><text:span text:style-name="T2">0625</text:span><text:span text:style-name="T3">护</text:span><text:span text:style-name="T4">护 </text:span><text:span text:style-name="T5">hù </text:span><text:span text:style-name="T4">호</text:span></text:p>
        <text:p text:style-name="P4"><text:soft-page-break/><text:span text:style-name="T2">0626</text:span><text:span text:style-name="T3">呼</text:span><text:span text:style-name="T4">呼 </text:span><text:span text:style-name="T5">hū </text:span><text:span text:style-name="T4">호</text:span></text:p>
        <text:p text:style-name="P4"><text:span text:style-name="T2">0627</text:span><text:span text:style-name="T3">雪</text:span><text:span text:style-name="T4">雪 </text:span><text:span text:style-name="T5">xuě </text:span><text:span text:style-name="T4">설</text:span></text:p>
        <text:p text:style-name="P4"><text:span text:style-name="T2">0628</text:span><text:span text:style-name="T3">朋</text:span><text:span text:style-name="T4">朋 </text:span><text:span text:style-name="T5">péng </text:span><text:span text:style-name="T4">붕</text:span></text:p>
        <text:p text:style-name="P4"><text:soft-page-break/><text:span text:style-name="T2">0629</text:span><text:span text:style-name="T3">药</text:span><text:span text:style-name="T4">药 </text:span><text:span text:style-name="T5">yào </text:span><text:span text:style-name="T4">약</text:span></text:p>
        <text:p text:style-name="P4"><text:span text:style-name="T2">0630</text:span><text:span text:style-name="T3">存</text:span><text:span text:style-name="T4">存 </text:span><text:span text:style-name="T5">cún </text:span><text:span text:style-name="T4">존</text:span></text:p>
        <text:p text:style-name="P4"><text:span text:style-name="T2">0631</text:span><text:span text:style-name="T3">突</text:span><text:span text:style-name="T4">突 </text:span><text:span text:style-name="T5">tū </text:span><text:span text:style-name="T4">돌</text:span></text:p>
        <text:p text:style-name="P4"><text:soft-page-break/><text:span text:style-name="T2">0632</text:span><text:span text:style-name="T3">助</text:span><text:span text:style-name="T4">助 </text:span><text:span text:style-name="T5">zhù </text:span><text:span text:style-name="T4">조</text:span></text:p>
        <text:p text:style-name="P4"><text:span text:style-name="T2">0633</text:span><text:span text:style-name="T3">令</text:span><text:span text:style-name="T4">令 </text:span><text:span text:style-name="T5">lìng </text:span><text:span text:style-name="T4">령</text:span></text:p>
        <text:p text:style-name="P4"><text:span text:style-name="T2">0634</text:span><text:span text:style-name="T3">乡</text:span><text:span text:style-name="T4">乡 </text:span><text:span text:style-name="T5">xiāng </text:span><text:span text:style-name="T4">향</text:span></text:p>
        <text:p text:style-name="P4"><text:soft-page-break/><text:span text:style-name="T2">0635</text:span><text:span text:style-name="T3">顶</text:span><text:span text:style-name="T4">顶 </text:span><text:span text:style-name="T5">dǐng </text:span><text:span text:style-name="T4">정</text:span></text:p>
        <text:p text:style-name="P4"><text:span text:style-name="T2">0636</text:span><text:span text:style-name="T3">校</text:span><text:span text:style-name="T4">校 </text:span><text:span text:style-name="T5">xiào </text:span><text:span text:style-name="T4">교</text:span></text:p>
      </text:section>
      <text:p text:style-name="P1"> </text:p>
      <text:section text:style-name="Sect1" text:name="구역14">
        <text:p text:style-name="P4"><text:bookmark text:name="div_page13"/><text:span text:style-name="T2">0637</text:span><text:span text:style-name="T3">续</text:span><text:span text:style-name="T4">续 </text:span><text:span text:style-name="T5">xù </text:span><text:span text:style-name="T4">속</text:span></text:p>
        <text:p text:style-name="P4"><text:soft-page-break/><text:span text:style-name="T2">0638</text:span><text:span text:style-name="T3">黄</text:span><text:span text:style-name="T4">黄 </text:span><text:span text:style-name="T5">huáng </text:span><text:span text:style-name="T4">황</text:span></text:p>
        <text:p text:style-name="P4"><text:span text:style-name="T2">0639</text:span><text:span text:style-name="T3">敢</text:span><text:span text:style-name="T4">敢 </text:span><text:span text:style-name="T5">gǎn </text:span><text:span text:style-name="T4">감</text:span></text:p>
        <text:p text:style-name="P4"><text:span text:style-name="T2">0640</text:span><text:span text:style-name="T3">掉</text:span><text:span text:style-name="T4">掉 </text:span><text:span text:style-name="T5">diào </text:span><text:span text:style-name="T4">도</text:span></text:p>
        <text:p text:style-name="P4"><text:soft-page-break/><text:span text:style-name="T2">0641</text:span><text:span text:style-name="T3">创</text:span><text:span text:style-name="T4">创 </text:span><text:span text:style-name="T5">chuàng </text:span><text:span text:style-name="T4">창</text:span></text:p>
        <text:p text:style-name="P4"><text:span text:style-name="T2">0642</text:span><text:span text:style-name="T3">右</text:span><text:span text:style-name="T4">右 </text:span><text:span text:style-name="T5">yòu </text:span><text:span text:style-name="T4">우</text:span></text:p>
        <text:p text:style-name="P4"><text:span text:style-name="T2">0643</text:span><text:span text:style-name="T3">激</text:span><text:span text:style-name="T4">激 </text:span><text:span text:style-name="T5">jī </text:span><text:span text:style-name="T4">격</text:span></text:p>
        <text:p text:style-name="P4"><text:soft-page-break/><text:span text:style-name="T2">0644</text:span><text:span text:style-name="T3">姑</text:span><text:span text:style-name="T4">姑 </text:span><text:span text:style-name="T5">gū </text:span><text:span text:style-name="T4">고</text:span></text:p>
        <text:p text:style-name="P4"><text:span text:style-name="T2">0645</text:span><text:span text:style-name="T3">旁</text:span><text:span text:style-name="T4">旁 </text:span><text:span text:style-name="T5">páng </text:span><text:span text:style-name="T4">방</text:span></text:p>
        <text:p text:style-name="P4"><text:span text:style-name="T2">0646</text:span><text:span text:style-name="T3">医</text:span><text:span text:style-name="T4">医 </text:span><text:span text:style-name="T5">yī </text:span><text:span text:style-name="T4">의</text:span></text:p>
        <text:p text:style-name="P4"><text:soft-page-break/><text:span text:style-name="T2">0647</text:span><text:span text:style-name="T3">价</text:span><text:span text:style-name="T4">价 </text:span><text:span text:style-name="T5">jià </text:span><text:span text:style-name="T4">가</text:span></text:p>
        <text:p text:style-name="P4"><text:span text:style-name="T2">0648</text:span><text:span text:style-name="T3">纪</text:span><text:span text:style-name="T4">纪 </text:span><text:span text:style-name="T5">jì </text:span><text:span text:style-name="T4">기</text:span></text:p>
        <text:p text:style-name="P4"><text:span text:style-name="T2">0649</text:span><text:span text:style-name="T3">沙</text:span><text:span text:style-name="T4">沙 </text:span><text:span text:style-name="T5">shā </text:span><text:span text:style-name="T4">사</text:span></text:p>
        <text:p text:style-name="P4"><text:soft-page-break/><text:span text:style-name="T2">0650</text:span><text:span text:style-name="T3">角</text:span><text:span text:style-name="T4">角 </text:span><text:span text:style-name="T5">jiǎo </text:span><text:span text:style-name="T4">각</text:span></text:p>
        <text:p text:style-name="P4"><text:span text:style-name="T2">0651</text:span><text:span text:style-name="T3">章</text:span><text:span text:style-name="T4">章 </text:span><text:span text:style-name="T5">zhāng </text:span><text:span text:style-name="T4">장</text:span></text:p>
        <text:p text:style-name="P4"><text:span text:style-name="T2">0652</text:span><text:span text:style-name="T3">弟</text:span><text:span text:style-name="T4">弟 </text:span><text:span text:style-name="T5">dì </text:span><text:span text:style-name="T4">제</text:span></text:p>
        <text:p text:style-name="P4"><text:soft-page-break/><text:span text:style-name="T2">0653</text:span><text:span text:style-name="T3">材</text:span><text:span text:style-name="T4">材 </text:span><text:span text:style-name="T5">cái </text:span><text:span text:style-name="T4">재</text:span></text:p>
        <text:p text:style-name="P4"><text:span text:style-name="T2">0654</text:span><text:span text:style-name="T3">注</text:span><text:span text:style-name="T4">注 </text:span><text:span text:style-name="T5">zhù </text:span><text:span text:style-name="T4">주</text:span></text:p>
        <text:p text:style-name="P4"><text:span text:style-name="T2">0655</text:span><text:span text:style-name="T3">言</text:span><text:span text:style-name="T4">言 </text:span><text:span text:style-name="T5">yán </text:span><text:span text:style-name="T4">언</text:span></text:p>
        <text:p text:style-name="P4"><text:soft-page-break/><text:span text:style-name="T2">0656</text:span><text:span text:style-name="T3">简</text:span><text:span text:style-name="T4">简 </text:span><text:span text:style-name="T5">jiǎn </text:span><text:span text:style-name="T4">간</text:span></text:p>
        <text:p text:style-name="P4"><text:span text:style-name="T2">0657</text:span><text:span text:style-name="T3">慢</text:span><text:span text:style-name="T4">慢 </text:span><text:span text:style-name="T5">màn </text:span><text:span text:style-name="T4">만</text:span></text:p>
        <text:p text:style-name="P4"><text:span text:style-name="T2">0658</text:span><text:span text:style-name="T3">采</text:span><text:span text:style-name="T4">采 </text:span><text:span text:style-name="T5">cǎi </text:span><text:span text:style-name="T4">채</text:span></text:p>
        <text:p text:style-name="P4"><text:soft-page-break/><text:span text:style-name="T2">0659</text:span><text:span text:style-name="T3">查</text:span><text:span text:style-name="T4">查 </text:span><text:span text:style-name="T5">chá </text:span><text:span text:style-name="T4">사</text:span></text:p>
        <text:p text:style-name="P4"><text:span text:style-name="T2">0660</text:span><text:span text:style-name="T3">另</text:span><text:span text:style-name="T4">另 </text:span><text:span text:style-name="T5">lìng </text:span><text:span text:style-name="T4">령</text:span></text:p>
        <text:p text:style-name="P4"><text:span text:style-name="T2">0661</text:span><text:span text:style-name="T3">防</text:span><text:span text:style-name="T4">防 </text:span><text:span text:style-name="T5">fáng </text:span><text:span text:style-name="T4">방</text:span></text:p>
        <text:p text:style-name="P4"><text:soft-page-break/><text:span text:style-name="T2">0662</text:span><text:span text:style-name="T3">评</text:span><text:span text:style-name="T4">评 </text:span><text:span text:style-name="T5">píng </text:span><text:span text:style-name="T4">평</text:span></text:p>
        <text:p text:style-name="P4"><text:span text:style-name="T2">0663</text:span><text:span text:style-name="T3">按</text:span><text:span text:style-name="T4">按 </text:span><text:span text:style-name="T5">àn </text:span><text:span text:style-name="T4">안</text:span></text:p>
        <text:p text:style-name="P4"><text:span text:style-name="T2">0664</text:span><text:span text:style-name="T3">略</text:span><text:span text:style-name="T4">略 </text:span><text:span text:style-name="T5">lüè </text:span><text:span text:style-name="T4">략</text:span></text:p>
        <text:p text:style-name="P4"><text:soft-page-break/><text:span text:style-name="T2">0665</text:span><text:span text:style-name="T3">喊</text:span><text:span text:style-name="T4">喊 </text:span><text:span text:style-name="T5">hǎn </text:span><text:span text:style-name="T4">함</text:span></text:p>
        <text:p text:style-name="P4"><text:span text:style-name="T2">0666</text:span><text:span text:style-name="T3">枪</text:span><text:span text:style-name="T4">枪 </text:span><text:span text:style-name="T5">qiāng </text:span><text:span text:style-name="T4">창</text:span></text:p>
        <text:p text:style-name="P4"><text:span text:style-name="T2">0667</text:span><text:span text:style-name="T3">伤</text:span><text:span text:style-name="T4">伤 </text:span><text:span text:style-name="T5">shāng </text:span><text:span text:style-name="T4">상</text:span></text:p>
        <text:p text:style-name="P4"><text:soft-page-break/><text:span text:style-name="T2">0668</text:span><text:span text:style-name="T3">排</text:span><text:span text:style-name="T4">排 </text:span><text:span text:style-name="T5">pái </text:span><text:span text:style-name="T4">배</text:span></text:p>
        <text:p text:style-name="P4"><text:span text:style-name="T2">0669</text:span><text:span text:style-name="T3">室</text:span><text:span text:style-name="T4">室 </text:span><text:span text:style-name="T5">shì </text:span><text:span text:style-name="T4">실</text:span></text:p>
        <text:p text:style-name="P4"><text:span text:style-name="T2">0670</text:span><text:span text:style-name="T3">渐</text:span><text:span text:style-name="T4">渐 </text:span><text:span text:style-name="T5">jiàn </text:span><text:span text:style-name="T4">점</text:span></text:p>
        <text:p text:style-name="P4"><text:soft-page-break/><text:span text:style-name="T2">0671</text:span><text:span text:style-name="T3">故</text:span><text:span text:style-name="T4">故 </text:span><text:span text:style-name="T5">gù </text:span><text:span text:style-name="T4">고</text:span></text:p>
        <text:p text:style-name="P4"><text:span text:style-name="T2">0672</text:span><text:span text:style-name="T3">省</text:span><text:span text:style-name="T4">省 </text:span><text:span text:style-name="T5">shěng </text:span><text:span text:style-name="T4">성</text:span></text:p>
        <text:p text:style-name="P4"><text:span text:style-name="T2">0673</text:span><text:span text:style-name="T3">烟</text:span><text:span text:style-name="T4">烟 </text:span><text:span text:style-name="T5">yān </text:span><text:span text:style-name="T4">연</text:span></text:p>
        <text:p text:style-name="P4"><text:soft-page-break/><text:span text:style-name="T2">0674</text:span><text:span text:style-name="T3">棉</text:span><text:span text:style-name="T4">棉 </text:span><text:span text:style-name="T5">mián </text:span><text:span text:style-name="T4">면</text:span></text:p>
        <text:p text:style-name="P4"><text:span text:style-name="T2">0675</text:span><text:span text:style-name="T3">乱</text:span><text:span text:style-name="T4">乱 </text:span><text:span text:style-name="T5">luàn </text:span><text:span text:style-name="T4">란</text:span></text:p>
        <text:p text:style-name="P4"><text:span text:style-name="T2">0676</text:span><text:span text:style-name="T3">游</text:span><text:span text:style-name="T4">游 </text:span><text:span text:style-name="T5">yóu </text:span><text:span text:style-name="T4">유</text:span></text:p>
        <text:p text:style-name="P4"><text:soft-page-break/><text:span text:style-name="T2">0677</text:span><text:span text:style-name="T3">怪</text:span><text:span text:style-name="T4">怪 </text:span><text:span text:style-name="T5">guài </text:span><text:span text:style-name="T4">괴</text:span></text:p>
        <text:p text:style-name="P4"><text:span text:style-name="T2">0678</text:span><text:span text:style-name="T3">府</text:span><text:span text:style-name="T4">府 </text:span><text:span text:style-name="T5">fǔ </text:span><text:span text:style-name="T4">부</text:span></text:p>
        <text:p text:style-name="P4"><text:span text:style-name="T2">0679</text:span><text:span text:style-name="T3">唱</text:span><text:span text:style-name="T4">唱 </text:span><text:span text:style-name="T5">chàng </text:span><text:span text:style-name="T4">창</text:span></text:p>
        <text:p text:style-name="P4"><text:soft-page-break/><text:span text:style-name="T2">0680</text:span><text:span text:style-name="T3">初</text:span><text:span text:style-name="T4">初 </text:span><text:span text:style-name="T5">chū </text:span><text:span text:style-name="T4">초</text:span></text:p>
        <text:p text:style-name="P4"><text:span text:style-name="T2">0681</text:span><text:span text:style-name="T3">功</text:span><text:span text:style-name="T4">功 </text:span><text:span text:style-name="T5">gōng </text:span><text:span text:style-name="T4">공</text:span></text:p>
        <text:p text:style-name="P4"><text:span text:style-name="T2">0682</text:span><text:span text:style-name="T3">床</text:span><text:span text:style-name="T4">床 </text:span><text:span text:style-name="T5">chuáng </text:span><text:span text:style-name="T4">상</text:span></text:p>
        <text:p text:style-name="P4"><text:soft-page-break/><text:span text:style-name="T2">0683</text:span><text:span text:style-name="T3">律</text:span><text:span text:style-name="T4">律 </text:span><text:span text:style-name="T5">lǜ </text:span><text:span text:style-name="T4">률</text:span></text:p>
        <text:p text:style-name="P4"><text:span text:style-name="T2">0684</text:span><text:span text:style-name="T3">烧</text:span><text:span text:style-name="T4">烧 </text:span><text:span text:style-name="T5">shāo </text:span><text:span text:style-name="T4">소</text:span></text:p>
      </text:section>
      <text:p text:style-name="P1"> </text:p>
      <text:section text:style-name="Sect1" text:name="구역15">
        <text:p text:style-name="P4"><text:bookmark text:name="div_page14"/><text:span text:style-name="T2">0685</text:span><text:span text:style-name="T3">烈</text:span><text:span text:style-name="T4">烈 </text:span><text:span text:style-name="T5">liè </text:span><text:span text:style-name="T4">렬</text:span></text:p>
        <text:p text:style-name="P4"><text:soft-page-break/><text:span text:style-name="T2">0686</text:span><text:span text:style-name="T3">读</text:span><text:span text:style-name="T4">读 </text:span><text:span text:style-name="T5">dú </text:span><text:span text:style-name="T4">독</text:span></text:p>
        <text:p text:style-name="P4"><text:span text:style-name="T2">0687</text:span><text:span text:style-name="T3">洋</text:span><text:span text:style-name="T4">洋 </text:span><text:span text:style-name="T5">yáng </text:span><text:span text:style-name="T4">양</text:span></text:p>
        <text:p text:style-name="P4"><text:span text:style-name="T2">0688</text:span><text:span text:style-name="T3">盡</text:span><text:span text:style-name="T4">盡 </text:span><text:span text:style-name="T5">jìn </text:span><text:span text:style-name="T4">진</text:span></text:p>
        <text:p text:style-name="P4"><text:soft-page-break/><text:span text:style-name="T2">0689</text:span><text:span text:style-name="T3">封</text:span><text:span text:style-name="T4">封 </text:span><text:span text:style-name="T5">fēng </text:span><text:span text:style-name="T4">봉</text:span></text:p>
        <text:p text:style-name="P4"><text:span text:style-name="T2">0690</text:span><text:span text:style-name="T3">周</text:span><text:span text:style-name="T4">周 </text:span><text:span text:style-name="T5">zhōu </text:span><text:span text:style-name="T4">주</text:span></text:p>
        <text:p text:style-name="P4"><text:span text:style-name="T2">0691</text:span><text:span text:style-name="T3">县</text:span><text:span text:style-name="T4">县 </text:span><text:span text:style-name="T5">xiàn </text:span><text:span text:style-name="T4">현</text:span></text:p>
        <text:p text:style-name="P4"><text:soft-page-break/><text:span text:style-name="T2">0692</text:span><text:span text:style-name="T3">源</text:span><text:span text:style-name="T4">源 </text:span><text:span text:style-name="T5">yuán </text:span><text:span text:style-name="T4">원</text:span></text:p>
        <text:p text:style-name="P4"><text:span text:style-name="T2">0693</text:span><text:span text:style-name="T3">姐</text:span><text:span text:style-name="T4">姐 </text:span><text:span text:style-name="T5">jiě </text:span><text:span text:style-name="T4">저</text:span></text:p>
        <text:p text:style-name="P4"><text:span text:style-name="T2">0694</text:span><text:span text:style-name="T3">座</text:span><text:span text:style-name="T4">座 </text:span><text:span text:style-name="T5">zuò </text:span><text:span text:style-name="T4">좌</text:span></text:p>
        <text:p text:style-name="P4"><text:soft-page-break/><text:span text:style-name="T2">0695</text:span><text:span text:style-name="T3">熟</text:span><text:span text:style-name="T4">熟 </text:span><text:span text:style-name="T5">shú </text:span><text:span text:style-name="T4">숙</text:span></text:p>
        <text:p text:style-name="P4"><text:span text:style-name="T2">0696</text:span><text:span text:style-name="T3">担</text:span><text:span text:style-name="T4">担 </text:span><text:span text:style-name="T5">dān </text:span><text:span text:style-name="T4">담</text:span></text:p>
        <text:p text:style-name="P4"><text:span text:style-name="T2">0697</text:span><text:span text:style-name="T3">痛</text:span><text:span text:style-name="T4">痛 </text:span><text:span text:style-name="T5">tòng </text:span><text:span text:style-name="T4">통</text:span></text:p>
        <text:p text:style-name="P4"><text:soft-page-break/><text:span text:style-name="T2">0698</text:span><text:span text:style-name="T3">弹</text:span><text:span text:style-name="T4">弹 </text:span><text:span text:style-name="T5">dàn </text:span><text:span text:style-name="T4">탄</text:span></text:p>
        <text:p text:style-name="P4"><text:span text:style-name="T2">0699</text:span><text:span text:style-name="T3">锺</text:span><text:span text:style-name="T4">锺 </text:span><text:span text:style-name="T5">zhōng </text:span><text:span text:style-name="T4">종</text:span></text:p>
        <text:p text:style-name="P4"><text:span text:style-name="T2">0700</text:span><text:span text:style-name="T3">杂</text:span><text:span text:style-name="T4">杂 </text:span><text:span text:style-name="T5">zá </text:span><text:span text:style-name="T4">잡</text:span></text:p>
        <text:p text:style-name="P4"><text:soft-page-break/><text:span text:style-name="T2">0701</text:span><text:span text:style-name="T3">试</text:span><text:span text:style-name="T4">试 </text:span><text:span text:style-name="T5">shì </text:span><text:span text:style-name="T4">시</text:span></text:p>
        <text:p text:style-name="P4"><text:span text:style-name="T2">0702</text:span><text:span text:style-name="T3">继</text:span><text:span text:style-name="T4">继 </text:span><text:span text:style-name="T5">jì </text:span><text:span text:style-name="T4">계</text:span></text:p>
        <text:p text:style-name="P4"><text:span text:style-name="T2">0703</text:span><text:span text:style-name="T3">班</text:span><text:span text:style-name="T4">班 </text:span><text:span text:style-name="T5">bān </text:span><text:span text:style-name="T4">반</text:span></text:p>
        <text:p text:style-name="P4"><text:soft-page-break/><text:span text:style-name="T2">0704</text:span><text:span text:style-name="T3">搞</text:span><text:span text:style-name="T4">搞 </text:span><text:span text:style-name="T5">gǎo </text:span><text:span text:style-name="T4">고</text:span></text:p>
        <text:p text:style-name="P4"><text:span text:style-name="T2">0705</text:span><text:span text:style-name="T3">翻</text:span><text:span text:style-name="T4">翻 </text:span><text:span text:style-name="T5">fān </text:span><text:span text:style-name="T4">번</text:span></text:p>
        <text:p text:style-name="P4"><text:span text:style-name="T2">0706</text:span><text:span text:style-name="T3">语</text:span><text:span text:style-name="T4">语 </text:span><text:span text:style-name="T5">yǔ </text:span><text:span text:style-name="T4">어</text:span></text:p>
        <text:p text:style-name="P4"><text:soft-page-break/><text:span text:style-name="T2">0707</text:span><text:span text:style-name="T3">菜</text:span><text:span text:style-name="T4">菜 </text:span><text:span text:style-name="T5">cài </text:span><text:span text:style-name="T4">채</text:span></text:p>
        <text:p text:style-name="P4"><text:span text:style-name="T2">0708</text:span><text:span text:style-name="T3">终</text:span><text:span text:style-name="T4">终 </text:span><text:span text:style-name="T5">zhōng </text:span><text:span text:style-name="T4">종</text:span></text:p>
        <text:p text:style-name="P4"><text:span text:style-name="T2">0709</text:span><text:span text:style-name="T3">充</text:span><text:span text:style-name="T4">充 </text:span><text:span text:style-name="T5">chōng </text:span><text:span text:style-name="T4">충</text:span></text:p>
        <text:p text:style-name="P4"><text:soft-page-break/><text:span text:style-name="T2">0710</text:span><text:span text:style-name="T3">困</text:span><text:span text:style-name="T4">困 </text:span><text:span text:style-name="T5">kùn </text:span><text:span text:style-name="T4">곤</text:span></text:p>
        <text:p text:style-name="P4"><text:span text:style-name="T2">0711</text:span><text:span text:style-name="T3">摇</text:span><text:span text:style-name="T4">摇 </text:span><text:span text:style-name="T5">yáo </text:span><text:span text:style-name="T4">요</text:span></text:p>
        <text:p text:style-name="P4"><text:span text:style-name="T2">0712</text:span><text:span text:style-name="T3">奶</text:span><text:span text:style-name="T4">奶 </text:span><text:span text:style-name="T5">nǎi </text:span><text:span text:style-name="T4">내</text:span></text:p>
        <text:p text:style-name="P4"><text:soft-page-break/><text:span text:style-name="T2">0713</text:span><text:span text:style-name="T3">乐</text:span><text:span text:style-name="T4">乐 </text:span><text:span text:style-name="T5">lè </text:span><text:span text:style-name="T4">악</text:span></text:p>
        <text:p text:style-name="P4"><text:span text:style-name="T2">0714</text:span><text:span text:style-name="T3">奇</text:span><text:span text:style-name="T4">奇 </text:span><text:span text:style-name="T5">qí </text:span><text:span text:style-name="T4">기</text:span></text:p>
        <text:p text:style-name="P4"><text:span text:style-name="T2">0715</text:span><text:span text:style-name="T3">态</text:span><text:span text:style-name="T4">态 </text:span><text:span text:style-name="T5">tài </text:span><text:span text:style-name="T4">태</text:span></text:p>
        <text:p text:style-name="P4"><text:soft-page-break/><text:span text:style-name="T2">0716</text:span><text:span text:style-name="T3">野</text:span><text:span text:style-name="T4">野 </text:span><text:span text:style-name="T5">yě </text:span><text:span text:style-name="T4">야</text:span></text:p>
        <text:p text:style-name="P4"><text:span text:style-name="T2">0717</text:span><text:span text:style-name="T3">责</text:span><text:span text:style-name="T4">责 </text:span><text:span text:style-name="T5">zé </text:span><text:span text:style-name="T4">책</text:span></text:p>
        <text:p text:style-name="P4"><text:span text:style-name="T2">0718</text:span><text:span text:style-name="T3">止</text:span><text:span text:style-name="T4">止 </text:span><text:span text:style-name="T5">zhǐ </text:span><text:span text:style-name="T4">지</text:span></text:p>
        <text:p text:style-name="P4"><text:soft-page-break/><text:span text:style-name="T2">0719</text:span><text:span text:style-name="T3">选</text:span><text:span text:style-name="T4">选 </text:span><text:span text:style-name="T5">xuǎn </text:span><text:span text:style-name="T4">선</text:span></text:p>
        <text:p text:style-name="P4"><text:span text:style-name="T2">0720</text:span><text:span text:style-name="T3">喝</text:span><text:span text:style-name="T4">喝 </text:span><text:span text:style-name="T5">hē </text:span><text:span text:style-name="T4">갈</text:span></text:p>
        <text:p text:style-name="P4"><text:span text:style-name="T2">0721</text:span><text:span text:style-name="T3">林</text:span><text:span text:style-name="T4">林 </text:span><text:span text:style-name="T5">lín </text:span><text:span text:style-name="T4">림</text:span></text:p>
        <text:p text:style-name="P4"><text:soft-page-break/><text:span text:style-name="T2">0722</text:span><text:span text:style-name="T3">差</text:span><text:span text:style-name="T4">差 </text:span><text:span text:style-name="T5">chā </text:span><text:span text:style-name="T4">차</text:span></text:p>
        <text:p text:style-name="P4"><text:span text:style-name="T2">0723</text:span><text:span text:style-name="T3">负</text:span><text:span text:style-name="T4">负 </text:span><text:span text:style-name="T5">fù </text:span><text:span text:style-name="T4">부</text:span></text:p>
        <text:p text:style-name="P4"><text:span text:style-name="T2">0724</text:span><text:span text:style-name="T3">龋</text:span><text:span text:style-name="T4">龋 </text:span><text:span text:style-name="T5">qǔ </text:span><text:span text:style-name="T4">우</text:span></text:p>
        <text:p text:style-name="P4"><text:soft-page-break/><text:span text:style-name="T2">0725</text:span><text:span text:style-name="T3">歌</text:span><text:span text:style-name="T4">歌 </text:span><text:span text:style-name="T5">gē </text:span><text:span text:style-name="T4">가</text:span></text:p>
        <text:p text:style-name="P4"><text:span text:style-name="T2">0726</text:span><text:span text:style-name="T3">抓</text:span><text:span text:style-name="T4">抓 </text:span><text:span text:style-name="T5">zhuā </text:span><text:span text:style-name="T4">조</text:span></text:p>
        <text:p text:style-name="P4"><text:span text:style-name="T2">0727</text:span><text:span text:style-name="T3">田</text:span><text:span text:style-name="T4">田 </text:span><text:span text:style-name="T5">tián </text:span><text:span text:style-name="T4">전</text:span></text:p>
      </text:section>
      <text:p text:style-name="P1"> </text:p>
      <text:section text:style-name="Sect1" text:name="구역16">
        <text:p text:style-name="P4"><text:bookmark text:name="div_page15"/><text:soft-page-break/><text:span text:style-name="T2">0728</text:span><text:span text:style-name="T3">称</text:span><text:span text:style-name="T4">称 </text:span><text:span text:style-name="T5">chēng </text:span><text:span text:style-name="T4">칭</text:span></text:p>
        <text:p text:style-name="P4"><text:span text:style-name="T2">0729</text:span><text:span text:style-name="T3">双</text:span><text:span text:style-name="T4">双 </text:span><text:span text:style-name="T5">shuāng </text:span><text:span text:style-name="T4">쌍</text:span></text:p>
        <text:p text:style-name="P4"><text:span text:style-name="T2">0730</text:span><text:span text:style-name="T3">竟</text:span><text:span text:style-name="T4">竟 </text:span><text:span text:style-name="T5">jìng </text:span><text:span text:style-name="T4">경</text:span></text:p>
        <text:p text:style-name="P4"><text:soft-page-break/><text:span text:style-name="T2">0731</text:span><text:span text:style-name="T3">仅</text:span><text:span text:style-name="T4">仅 </text:span><text:span text:style-name="T5">jǐn </text:span><text:span text:style-name="T4">부</text:span></text:p>
        <text:p text:style-name="P4"><text:span text:style-name="T2">0732</text:span><text:span text:style-name="T3">待</text:span><text:span text:style-name="T4">待 </text:span><text:span text:style-name="T5">dài </text:span><text:span text:style-name="T4">대</text:span></text:p>
        <text:p text:style-name="P4"><text:span text:style-name="T2">0733</text:span><text:span text:style-name="T3">属</text:span><text:span text:style-name="T4">属 </text:span><text:span text:style-name="T5">shǔ </text:span><text:span text:style-name="T4">속</text:span></text:p>
        <text:p text:style-name="P4"><text:soft-page-break/><text:span text:style-name="T2">0734</text:span><text:span text:style-name="T3">致</text:span><text:span text:style-name="T4">致 </text:span><text:span text:style-name="T5">zhì </text:span><text:span text:style-name="T4">치</text:span></text:p>
        <text:p text:style-name="P4"><text:span text:style-name="T2">0735</text:span><text:span text:style-name="T3">吸</text:span><text:span text:style-name="T4">吸 </text:span><text:span text:style-name="T5">xī </text:span><text:span text:style-name="T4">흡</text:span></text:p>
        <text:p text:style-name="P4"><text:span text:style-name="T2">0736</text:span><text:span text:style-name="T3">春</text:span><text:span text:style-name="T4">春 </text:span><text:span text:style-name="T5">chūn </text:span><text:span text:style-name="T4">춘</text:span></text:p>
        <text:p text:style-name="P4"><text:soft-page-break/><text:span text:style-name="T2">0737</text:span><text:span text:style-name="T3">窓</text:span><text:span text:style-name="T4">窓 </text:span><text:span text:style-name="T5">chuān </text:span><text:span text:style-name="T4">창</text:span></text:p>
        <text:p text:style-name="P4"><text:span text:style-name="T2">0738</text:span><text:span text:style-name="T3">哭</text:span><text:span text:style-name="T4">哭 </text:span><text:span text:style-name="T5">kū </text:span><text:span text:style-name="T4">곡</text:span></text:p>
        <text:p text:style-name="P4"><text:span text:style-name="T2">0739</text:span><text:span text:style-name="T3">格</text:span><text:span text:style-name="T4">格 </text:span><text:span text:style-name="T5">gé </text:span><text:span text:style-name="T4">격</text:span></text:p>
        <text:p text:style-name="P4"><text:soft-page-break/><text:span text:style-name="T2">0740</text:span><text:span text:style-name="T3">础</text:span><text:span text:style-name="T4">础 </text:span><text:span text:style-name="T5">chǔ </text:span><text:span text:style-name="T4">초</text:span></text:p>
        <text:p text:style-name="P4"><text:span text:style-name="T2">0741</text:span><text:span text:style-name="T3">营</text:span><text:span text:style-name="T4">营 </text:span><text:span text:style-name="T5">yíng </text:span><text:span text:style-name="T4">영</text:span></text:p>
        <text:p text:style-name="P4"><text:span text:style-name="T2">0742</text:span><text:span text:style-name="T3">央</text:span><text:span text:style-name="T4">央 </text:span><text:span text:style-name="T5">yāng </text:span><text:span text:style-name="T4">앙</text:span></text:p>
        <text:p text:style-name="P4"><text:soft-page-break/><text:span text:style-name="T2">0743</text:span><text:span text:style-name="T3">暗</text:span><text:span text:style-name="T4">暗 </text:span><text:span text:style-name="T5">àn </text:span><text:span text:style-name="T4">암</text:span></text:p>
        <text:p text:style-name="P4"><text:span text:style-name="T2">0744</text:span><text:span text:style-name="T3">模</text:span><text:span text:style-name="T4">模 </text:span><text:span text:style-name="T5">mó </text:span><text:span text:style-name="T4">모</text:span></text:p>
        <text:p text:style-name="P4"><text:span text:style-name="T2">0745</text:span><text:span text:style-name="T3">换</text:span><text:span text:style-name="T4">换 </text:span><text:span text:style-name="T5">huàn </text:span><text:span text:style-name="T4">환</text:span></text:p>
        <text:p text:style-name="P4"><text:soft-page-break/><text:span text:style-name="T2">0746</text:span><text:span text:style-name="T3">标</text:span><text:span text:style-name="T4">标 </text:span><text:span text:style-name="T5">biāo </text:span><text:span text:style-name="T4">표</text:span></text:p>
        <text:p text:style-name="P4"><text:span text:style-name="T2">0747</text:span><text:span text:style-name="T3">曾</text:span><text:span text:style-name="T4">曾 </text:span><text:span text:style-name="T5">céng </text:span><text:span text:style-name="T4">증</text:span></text:p>
        <text:p text:style-name="P4"><text:span text:style-name="T2">0748</text:span><text:span text:style-name="T3">挥</text:span><text:span text:style-name="T4">挥 </text:span><text:span text:style-name="T5">huī </text:span><text:span text:style-name="T4">휘</text:span></text:p>
        <text:p text:style-name="P4"><text:soft-page-break/><text:span text:style-name="T2">0749</text:span><text:span text:style-name="T3">维</text:span><text:span text:style-name="T4">维 </text:span><text:span text:style-name="T5">wéi </text:span><text:span text:style-name="T4">유</text:span></text:p>
        <text:p text:style-name="P4"><text:span text:style-name="T2">0750</text:span><text:span text:style-name="T3">攻</text:span><text:span text:style-name="T4">攻 </text:span><text:span text:style-name="T5">gōng </text:span><text:span text:style-name="T4">공</text:span></text:p>
        <text:p text:style-name="P4"><text:span text:style-name="T2">0751</text:span><text:span text:style-name="T3">祖</text:span><text:span text:style-name="T4">祖 </text:span><text:span text:style-name="T5">zǔ </text:span><text:span text:style-name="T4">조</text:span></text:p>
        <text:p text:style-name="P4"><text:soft-page-break/><text:span text:style-name="T2">0752</text:span><text:span text:style-name="T3">射</text:span><text:span text:style-name="T4">射 </text:span><text:span text:style-name="T5">shè </text:span><text:span text:style-name="T4">사</text:span></text:p>
        <text:p text:style-name="P4"><text:span text:style-name="T2">0753</text:span><text:span text:style-name="T3">缺</text:span><text:span text:style-name="T4">缺 </text:span><text:span text:style-name="T5">quē              </text:span><text:span text:style-name="T4">결</text:span></text:p>
        <text:p text:style-name="P4"><text:soft-page-break/><text:span text:style-name="T2">0754</text:span><text:span text:style-name="T3">叔</text:span><text:span text:style-name="T4">叔 </text:span><text:span text:style-name="T5">shū </text:span><text:span text:style-name="T4">숙</text:span></text:p>
        <text:p text:style-name="P4"><text:span text:style-name="T2">0755</text:span><text:span text:style-name="T3">妇</text:span><text:span text:style-name="T4">妇 </text:span><text:span text:style-name="T5">fù </text:span><text:span text:style-name="T4">부</text:span></text:p>
        <text:p text:style-name="P4"><text:span text:style-name="T2">0756</text:span><text:span text:style-name="T3">费</text:span><text:span text:style-name="T4">费 </text:span><text:span text:style-name="T5">fèi </text:span><text:span text:style-name="T4">비</text:span></text:p>
        <text:p text:style-name="P4"><text:soft-page-break/><text:span text:style-name="T2">0757</text:span><text:span text:style-name="T3">适</text:span><text:span text:style-name="T4">适 </text:span><text:span text:style-name="T5">shì </text:span><text:span text:style-name="T4">괄</text:span></text:p>
        <text:p text:style-name="P4"><text:span text:style-name="T2">0758</text:span><text:span text:style-name="T3">足</text:span><text:span text:style-name="T4">足 </text:span><text:span text:style-name="T5">zú </text:span><text:span text:style-name="T4">족</text:span></text:p>
        <text:p text:style-name="P4"><text:span text:style-name="T2">0759</text:span><text:span text:style-name="T3">绝</text:span><text:span text:style-name="T4">绝 </text:span><text:span text:style-name="T5">jué </text:span><text:span text:style-name="T4">절</text:span></text:p>
        <text:p text:style-name="P4"><text:soft-page-break/><text:span text:style-name="T2">0760</text:span><text:span text:style-name="T3">武</text:span><text:span text:style-name="T4">武 </text:span><text:span text:style-name="T5">wǔ </text:span><text:span text:style-name="T4">무</text:span></text:p>
        <text:p text:style-name="P4"><text:span text:style-name="T2">0761</text:span><text:span text:style-name="T3">益</text:span><text:span text:style-name="T4">益 </text:span><text:span text:style-name="T5">yì </text:span><text:span text:style-name="T4">익</text:span></text:p>
        <text:p text:style-name="P4"><text:span text:style-name="T2">0762</text:span><text:span text:style-name="T3">课</text:span><text:span text:style-name="T4">课 </text:span><text:span text:style-name="T5">kè </text:span><text:span text:style-name="T4">과</text:span></text:p>
        <text:p text:style-name="P4"><text:soft-page-break/><text:span text:style-name="T2">0763</text:span><text:span text:style-name="T3">顾</text:span><text:span text:style-name="T4">顾 </text:span><text:span text:style-name="T5">gù </text:span><text:span text:style-name="T4">고</text:span></text:p>
        <text:p text:style-name="P4"><text:span text:style-name="T2">0764</text:span><text:span text:style-name="T3">骨</text:span><text:span text:style-name="T4">骨 </text:span><text:span text:style-name="T5">gǔ </text:span><text:span text:style-name="T4">골</text:span></text:p>
        <text:p text:style-name="P4"><text:span text:style-name="T2">0765</text:span><text:span text:style-name="T3">卫</text:span><text:span text:style-name="T4">卫 </text:span><text:span text:style-name="T5">wèi </text:span><text:span text:style-name="T4">위</text:span></text:p>
        <text:p text:style-name="P4"><text:soft-page-break/><text:span text:style-name="T2">0766</text:span><text:span text:style-name="T3">素</text:span><text:span text:style-name="T4">素 </text:span><text:span text:style-name="T5">sù </text:span><text:span text:style-name="T4">소</text:span></text:p>
        <text:p text:style-name="P4"><text:span text:style-name="T2">0767</text:span><text:span text:style-name="T3">考</text:span><text:span text:style-name="T4">考 </text:span><text:span text:style-name="T5">kǎo </text:span><text:span text:style-name="T4">고</text:span></text:p>
        <text:p text:style-name="P4"><text:span text:style-name="T2">0768</text:span><text:span text:style-name="T3">检</text:span><text:span text:style-name="T4">检 </text:span><text:span text:style-name="T5">jiǎn </text:span><text:span text:style-name="T4">검</text:span></text:p>
        <text:p text:style-name="P4"><text:soft-page-break/><text:span text:style-name="T2">0769</text:span><text:span text:style-name="T3">懂</text:span><text:span text:style-name="T4">懂 </text:span><text:span text:style-name="T5">dǒng </text:span><text:span text:style-name="T4">동</text:span></text:p>
        <text:p text:style-name="P4"><text:span text:style-name="T2">0770</text:span><text:span text:style-name="T3">仍</text:span><text:span text:style-name="T4">仍 </text:span><text:span text:style-name="T5">réng </text:span><text:span text:style-name="T4">잉</text:span></text:p>
        <text:p text:style-name="P4"><text:span text:style-name="T2">0771</text:span><text:span text:style-name="T3">针</text:span><text:span text:style-name="T4">针 </text:span><text:span text:style-name="T5">zhēn </text:span><text:span text:style-name="T4">침</text:span></text:p>
        <text:p text:style-name="P4"><text:soft-page-break/><text:span text:style-name="T2">0772</text:span><text:span text:style-name="T3">替</text:span><text:span text:style-name="T4">替 </text:span><text:span text:style-name="T5">tì </text:span><text:span text:style-name="T4">체</text:span></text:p>
        <text:p text:style-name="P4"><text:span text:style-name="T2">0773</text:span><text:span text:style-name="T3">货</text:span><text:span text:style-name="T4">货 </text:span><text:span text:style-name="T5">huò </text:span><text:span text:style-name="T4">화</text:span></text:p>
      </text:section>
      <text:p text:style-name="P1"> </text:p>
      <text:section text:style-name="Sect1" text:name="구역17">
        <text:p text:style-name="P4"><text:bookmark text:name="div_page16"/><text:span text:style-name="T2">0774</text:span><text:span text:style-name="T3">官</text:span><text:span text:style-name="T4">官 </text:span><text:span text:style-name="T5">guān </text:span><text:span text:style-name="T4">관</text:span></text:p>
        <text:p text:style-name="P4"><text:soft-page-break/><text:span text:style-name="T2">0775</text:span><text:span text:style-name="T3">笔</text:span><text:span text:style-name="T4">笔 </text:span><text:span text:style-name="T5">bǐ </text:span><text:span text:style-name="T4">필</text:span></text:p>
        <text:p text:style-name="P4"><text:span text:style-name="T2">0776</text:span><text:span text:style-name="T3">元</text:span><text:span text:style-name="T4">元 </text:span><text:span text:style-name="T5">yuán </text:span><text:span text:style-name="T4">원</text:span></text:p>
        <text:p text:style-name="P4"><text:span text:style-name="T2">0777</text:span><text:span text:style-name="T3">叶</text:span><text:span text:style-name="T4">叶 </text:span><text:span text:style-name="T5">yè </text:span><text:span text:style-name="T4">엽</text:span></text:p>
        <text:p text:style-name="P4"><text:soft-page-break/><text:span text:style-name="T2">0778</text:span><text:span text:style-name="T3">演</text:span><text:span text:style-name="T4">演 </text:span><text:span text:style-name="T5">yǎn </text:span><text:span text:style-name="T4">연</text:span></text:p>
        <text:p text:style-name="P4"><text:span text:style-name="T2">0779</text:span><text:span text:style-name="T3">牛</text:span><text:span text:style-name="T4">牛 </text:span><text:span text:style-name="T5">niú </text:span><text:span text:style-name="T4">우</text:span></text:p>
        <text:p text:style-name="P4"><text:span text:style-name="T2">0780</text:span><text:span text:style-name="T3">短</text:span><text:span text:style-name="T4">短 </text:span><text:span text:style-name="T5">duǎn </text:span><text:span text:style-name="T4">단</text:span></text:p>
        <text:p text:style-name="P4"><text:soft-page-break/><text:span text:style-name="T2">0781</text:span><text:span text:style-name="T3">依</text:span><text:span text:style-name="T4">依 </text:span><text:span text:style-name="T5">yī </text:span><text:span text:style-name="T4">의</text:span></text:p>
        <text:p text:style-name="P4"><text:span text:style-name="T2">0782</text:span><text:span text:style-name="T3">弄</text:span><text:span text:style-name="T4">弄 </text:span><text:span text:style-name="T5">nòng </text:span><text:span text:style-name="T4">롱</text:span></text:p>
        <text:p text:style-name="P4"><text:span text:style-name="T2">0783</text:span><text:span text:style-name="T3">庄</text:span><text:span text:style-name="T4">庄 </text:span><text:span text:style-name="T5">zhuāng </text:span><text:span text:style-name="T4">장</text:span></text:p>
        <text:p text:style-name="P4"><text:soft-page-break/><text:span text:style-name="T2">0784</text:span><text:span text:style-name="T3">察</text:span><text:span text:style-name="T4">察 </text:span><text:span text:style-name="T5">chá </text:span><text:span text:style-name="T4">찰</text:span></text:p>
        <text:p text:style-name="P4"><text:span text:style-name="T2">0785</text:span><text:span text:style-name="T3">占</text:span><text:span text:style-name="T4">占 </text:span><text:span text:style-name="T5">zhàn </text:span><text:span text:style-name="T4">점</text:span></text:p>
        <text:p text:style-name="P4"><text:span text:style-name="T2">0786</text:span><text:span text:style-name="T3">灭</text:span><text:span text:style-name="T4">灭 </text:span><text:span text:style-name="T5">miè </text:span><text:span text:style-name="T4">멸</text:span></text:p>
        <text:p text:style-name="P4"><text:soft-page-break/><text:span text:style-name="T2">0787</text:span><text:span text:style-name="T3">型</text:span><text:span text:style-name="T4">型 </text:span><text:span text:style-name="T5">xíng </text:span><text:span text:style-name="T4">형</text:span></text:p>
        <text:p text:style-name="P4"><text:span text:style-name="T2">0788</text:span><text:span text:style-name="T3">巨</text:span><text:span text:style-name="T4">巨 </text:span><text:span text:style-name="T5">jù </text:span><text:span text:style-name="T4">거</text:span></text:p>
        <text:p text:style-name="P4"><text:span text:style-name="T2">0789</text:span><text:span text:style-name="T3">刀</text:span><text:span text:style-name="T4">刀 </text:span><text:span text:style-name="T5">dāo </text:span><text:span text:style-name="T4">도</text:span></text:p>
        <text:p text:style-name="P4"><text:soft-page-break/><text:span text:style-name="T2">0790</text:span><text:span text:style-name="T3">固</text:span><text:span text:style-name="T4">固 </text:span><text:span text:style-name="T5">gù </text:span><text:span text:style-name="T4">고</text:span></text:p>
        <text:p text:style-name="P4"><text:span text:style-name="T2">0791</text:span><text:span text:style-name="T3">值</text:span><text:span text:style-name="T4">值 </text:span><text:span text:style-name="T5">zhí </text:span><text:span text:style-name="T4">치</text:span></text:p>
        <text:p text:style-name="P4"><text:span text:style-name="T2">0792</text:span><text:span text:style-name="T3">泥</text:span><text:span text:style-name="T4">泥 </text:span><text:span text:style-name="T5">ní </text:span><text:span text:style-name="T4">니</text:span></text:p>
        <text:p text:style-name="P4"><text:soft-page-break/><text:span text:style-name="T2">0793</text:span><text:span text:style-name="T3">透</text:span><text:span text:style-name="T4">透 </text:span><text:span text:style-name="T5">tòu </text:span><text:span text:style-name="T4">투</text:span></text:p>
        <text:p text:style-name="P4"><text:span text:style-name="T2">0794</text:span><text:span text:style-name="T3">效</text:span><text:span text:style-name="T4">效 </text:span><text:span text:style-name="T5">xiào </text:span><text:span text:style-name="T4">효</text:span></text:p>
        <text:p text:style-name="P4"><text:span text:style-name="T2">0795</text:span><text:span text:style-name="T3">朝</text:span><text:span text:style-name="T4">朝 </text:span><text:span text:style-name="T5">zhāo </text:span><text:span text:style-name="T4">조</text:span></text:p>
        <text:p text:style-name="P4"><text:soft-page-break/><text:span text:style-name="T2">0796</text:span><text:span text:style-name="T3">侵</text:span><text:span text:style-name="T4">侵 </text:span><text:span text:style-name="T5">qīn </text:span><text:span text:style-name="T4">침</text:span></text:p>
        <text:p text:style-name="P4"><text:span text:style-name="T2">0797</text:span><text:span text:style-name="T3">岸</text:span><text:span text:style-name="T4">岸 </text:span><text:span text:style-name="T5">àn </text:span><text:span text:style-name="T4">안</text:span></text:p>
        <text:p text:style-name="P4"><text:span text:style-name="T2">0798</text:span><text:span text:style-name="T3">环</text:span><text:span text:style-name="T4">环 </text:span><text:span text:style-name="T5">huán </text:span><text:span text:style-name="T4">환</text:span></text:p>
        <text:p text:style-name="P4"><text:soft-page-break/><text:span text:style-name="T2">0799</text:span><text:span text:style-name="T3">供</text:span><text:span text:style-name="T4">供 </text:span><text:span text:style-name="T5">gōng </text:span><text:span text:style-name="T4">공</text:span></text:p>
        <text:p text:style-name="P4"><text:span text:style-name="T2">0800</text:span><text:span text:style-name="T3">富</text:span><text:span text:style-name="T4">富 </text:span><text:span text:style-name="T5">fù </text:span><text:span text:style-name="T4">부</text:span></text:p>
        <text:p text:style-name="P4"><text:span text:style-name="T2">0801</text:span><text:span text:style-name="T3">危</text:span><text:span text:style-name="T4">危 </text:span><text:span text:style-name="T5">wēi </text:span><text:span text:style-name="T4">위</text:span></text:p>
        <text:p text:style-name="P4"><text:soft-page-break/><text:span text:style-name="T2">0802</text:span><text:span text:style-name="T3">副</text:span><text:span text:style-name="T4">副 </text:span><text:span text:style-name="T5">fù </text:span><text:span text:style-name="T4">부</text:span></text:p>
        <text:p text:style-name="P4"><text:span text:style-name="T2">0803</text:span><text:span text:style-name="T3">投</text:span><text:span text:style-name="T4">投 </text:span><text:span text:style-name="T5">tóu </text:span><text:span text:style-name="T4">투</text:span></text:p>
        <text:p text:style-name="P4"><text:span text:style-name="T2">0804</text:span><text:span text:style-name="T3">未</text:span><text:span text:style-name="T4">未 </text:span><text:span text:style-name="T5">wèi </text:span><text:span text:style-name="T4">미</text:span></text:p>
        <text:p text:style-name="P4"><text:soft-page-break/><text:span text:style-name="T2">0805</text:span><text:span text:style-name="T3">散</text:span><text:span text:style-name="T4">散 </text:span><text:span text:style-name="T5">sàn </text:span><text:span text:style-name="T4">산</text:span></text:p>
        <text:p text:style-name="P4"><text:span text:style-name="T2">0806</text:span><text:span text:style-name="T3">架</text:span><text:span text:style-name="T4">架 </text:span><text:span text:style-name="T5">jià </text:span><text:span text:style-name="T4">가</text:span></text:p>
        <text:p text:style-name="P4"><text:span text:style-name="T2">0807</text:span><text:span text:style-name="T3">街</text:span><text:span text:style-name="T4">街 </text:span><text:span text:style-name="T5">jiē </text:span><text:span text:style-name="T4">가</text:span></text:p>
        <text:p text:style-name="P4"><text:soft-page-break/><text:span text:style-name="T2">0808</text:span><text:span text:style-name="T3">劲</text:span><text:span text:style-name="T4">劲 </text:span><text:span text:style-name="T5">jìn </text:span><text:span text:style-name="T4">경</text:span></text:p>
        <text:p text:style-name="P4"><text:span text:style-name="T2">0809</text:span><text:span text:style-name="T3">降</text:span><text:span text:style-name="T4">降 </text:span><text:span text:style-name="T5">jiàng </text:span><text:span text:style-name="T4">강</text:span></text:p>
        <text:p text:style-name="P4"><text:span text:style-name="T2">0810</text:span><text:span text:style-name="T3">忘</text:span><text:span text:style-name="T4">忘 </text:span><text:span text:style-name="T5">wàng </text:span><text:span text:style-name="T4">망</text:span></text:p>
        <text:p text:style-name="P4"><text:soft-page-break/><text:span text:style-name="T2">0811</text:span><text:span text:style-name="T3">景</text:span><text:span text:style-name="T4">景 </text:span><text:span text:style-name="T5">jǐng </text:span><text:span text:style-name="T4">경</text:span></text:p>
        <text:p text:style-name="P4"><text:span text:style-name="T2">0812</text:span><text:span text:style-name="T3">印</text:span><text:span text:style-name="T4">印 </text:span><text:span text:style-name="T5">yìn </text:span><text:span text:style-name="T4">인</text:span></text:p>
        <text:p text:style-name="P4"><text:span text:style-name="T2">0813</text:span><text:span text:style-name="T3">迫</text:span><text:span text:style-name="T4">迫 </text:span><text:span text:style-name="T5">pò </text:span><text:span text:style-name="T4">박</text:span></text:p>
        <text:p text:style-name="P4"><text:soft-page-break/><text:span text:style-name="T2">0814</text:span><text:span text:style-name="T3">配</text:span><text:span text:style-name="T4">配 </text:span><text:span text:style-name="T5">pèi </text:span><text:span text:style-name="T4">배</text:span></text:p>
        <text:p text:style-name="P4"><text:span text:style-name="T2">0815</text:span><text:span text:style-name="T3">握</text:span><text:span text:style-name="T4">握 </text:span><text:span text:style-name="T5">wò </text:span><text:span text:style-name="T4">악</text:span></text:p>
        <text:p text:style-name="P4"><text:span text:style-name="T2">0816</text:span><text:span text:style-name="T3">司</text:span><text:span text:style-name="T4">司 </text:span><text:span text:style-name="T5">sī </text:span><text:span text:style-name="T4">사</text:span></text:p>
        <text:p text:style-name="P4"><text:soft-page-break/><text:span text:style-name="T2">0817</text:span><text:span text:style-name="T3">店</text:span><text:span text:style-name="T4">店 </text:span><text:span text:style-name="T5">diàn </text:span><text:span text:style-name="T4">점</text:span></text:p>
        <text:p text:style-name="P4"><text:span text:style-name="T2">0818</text:span><text:span text:style-name="T3">希</text:span><text:span text:style-name="T4">希 </text:span><text:span text:style-name="T5">xī </text:span><text:span text:style-name="T4">희</text:span></text:p>
        <text:p text:style-name="P4"><text:span text:style-name="T2">0819</text:span><text:span text:style-name="T3">宝</text:span><text:span text:style-name="T4">宝 </text:span><text:span text:style-name="T5">bǎo </text:span><text:span text:style-name="T4">보</text:span></text:p>
      </text:section>
      <text:p text:style-name="P1"> </text:p>
      <text:section text:style-name="Sect1" text:name="구역18">
        <text:p text:style-name="P4"><text:bookmark text:name="div_page17"/><text:soft-page-break/><text:span text:style-name="T2">0820</text:span><text:span text:style-name="T3">嫂</text:span><text:span text:style-name="T4">嫂 </text:span><text:span text:style-name="T5">sǎo </text:span><text:span text:style-name="T4">수</text:span></text:p>
        <text:p text:style-name="P4"><text:span text:style-name="T2">0821</text:span><text:span text:style-name="T3">矿</text:span><text:span text:style-name="T4">矿 </text:span><text:span text:style-name="T5">kuàng </text:span><text:span text:style-name="T4">광</text:span></text:p>
        <text:p text:style-name="P4"><text:span text:style-name="T2">0822</text:span><text:span text:style-name="T3">味</text:span><text:span text:style-name="T4">味 </text:span><text:span text:style-name="T5">wèi </text:span><text:span text:style-name="T4">미</text:span></text:p>
        <text:p text:style-name="P4"><text:soft-page-break/><text:span text:style-name="T2">0823</text:span><text:span text:style-name="T3">普</text:span><text:span text:style-name="T4">普 </text:span><text:span text:style-name="T5">pǔ </text:span><text:span text:style-name="T4">보</text:span></text:p>
        <text:p text:style-name="P4"><text:span text:style-name="T2">0824</text:span><text:span text:style-name="T3">爬</text:span><text:span text:style-name="T4">爬 </text:span><text:span text:style-name="T5">pá </text:span><text:span text:style-name="T4">파</text:span></text:p>
        <text:p text:style-name="P4"><text:span text:style-name="T2">0825</text:span><text:span text:style-name="T3">状</text:span><text:span text:style-name="T4">状 </text:span><text:span text:style-name="T5">zhuàng </text:span><text:span text:style-name="T4">상</text:span></text:p>
        <text:p text:style-name="P4"><text:soft-page-break/><text:span text:style-name="T2">0826</text:span><text:span text:style-name="T3">余</text:span><text:span text:style-name="T4">余 </text:span><text:span text:style-name="T5">yú </text:span><text:span text:style-name="T4">여</text:span></text:p>
        <text:p text:style-name="P4"><text:span text:style-name="T2">0827</text:span><text:span text:style-name="T3">掌</text:span><text:span text:style-name="T4">掌 </text:span><text:span text:style-name="T5">zhǎng </text:span><text:span text:style-name="T4">장</text:span></text:p>
        <text:p text:style-name="P4"><text:span text:style-name="T2">0828</text:span><text:span text:style-name="T3">構</text:span><text:span text:style-name="T4">構 </text:span><text:span text:style-name="T5">gòu </text:span><text:span text:style-name="T4">구</text:span></text:p>
        <text:p text:style-name="P4"><text:soft-page-break/><text:span text:style-name="T2">0829</text:span><text:span text:style-name="T3">鼓</text:span><text:span text:style-name="T4">鼓 </text:span><text:span text:style-name="T5">gǔ </text:span><text:span text:style-name="T4">고</text:span></text:p>
        <text:p text:style-name="P4"><text:span text:style-name="T2">0830</text:span><text:span text:style-name="T3">顺</text:span><text:span text:style-name="T4">顺 </text:span><text:span text:style-name="T5">shùn </text:span><text:span text:style-name="T4">순</text:span></text:p>
        <text:p text:style-name="P4"><text:span text:style-name="T2">0831</text:span><text:span text:style-name="T3">仮</text:span><text:span text:style-name="T4">仮 </text:span><text:span text:style-name="T5">jiǎ </text:span><text:span text:style-name="T4">가</text:span></text:p>
        <text:p text:style-name="P4"><text:soft-page-break/><text:span text:style-name="T2">0832</text:span><text:span text:style-name="T3">境</text:span><text:span text:style-name="T4">境 </text:span><text:span text:style-name="T5">jìng </text:span><text:span text:style-name="T4">경</text:span></text:p>
        <text:p text:style-name="P4"><text:span text:style-name="T2">0833</text:span><text:span text:style-name="T3">粮</text:span><text:span text:style-name="T4">粮 </text:span><text:span text:style-name="T5">liáng </text:span><text:span text:style-name="T4">량</text:span></text:p>
        <text:p text:style-name="P4"><text:span text:style-name="T2">0834</text:span><text:span text:style-name="T3">优</text:span><text:span text:style-name="T4">优 </text:span><text:span text:style-name="T5">yōu </text:span><text:span text:style-name="T4">우</text:span></text:p>
        <text:p text:style-name="P4"><text:soft-page-break/><text:span text:style-name="T2">0835</text:span><text:span text:style-name="T3">减</text:span><text:span text:style-name="T4">减 </text:span><text:span text:style-name="T5">jiǎn </text:span><text:span text:style-name="T4">감</text:span></text:p>
        <text:p text:style-name="P4"><text:span text:style-name="T2">0836</text:span><text:span text:style-name="T3">伸</text:span><text:span text:style-name="T4">伸 </text:span><text:span text:style-name="T5">shēn </text:span><text:span text:style-name="T4">신</text:span></text:p>
        <text:p text:style-name="P4"><text:span text:style-name="T2">0837</text:span><text:span text:style-name="T3">退</text:span><text:span text:style-name="T4">退 </text:span><text:span text:style-name="T5">tuì </text:span><text:span text:style-name="T4">퇴</text:span></text:p>
        <text:p text:style-name="P4"><text:soft-page-break/><text:span text:style-name="T2">0838</text:span><text:span text:style-name="T3">抱</text:span><text:span text:style-name="T4">抱 </text:span><text:span text:style-name="T5">bào </text:span><text:span text:style-name="T4">포</text:span></text:p>
        <text:p text:style-name="P4"><text:span text:style-name="T2">0839</text:span><text:span text:style-name="T3">永</text:span><text:span text:style-name="T4">永 </text:span><text:span text:style-name="T5">yǒng </text:span><text:span text:style-name="T4">영</text:span></text:p>
        <text:p text:style-name="P4"><text:span text:style-name="T2">0840</text:span><text:span text:style-name="T3">杀</text:span><text:span text:style-name="T4">杀 </text:span><text:span text:style-name="T5">shā </text:span><text:span text:style-name="T4">살</text:span></text:p>
        <text:p text:style-name="P4"><text:soft-page-break/><text:span text:style-name="T2">0841</text:span><text:span text:style-name="T3">宣</text:span><text:span text:style-name="T4">宣 </text:span><text:span text:style-name="T5">xuān </text:span><text:span text:style-name="T4">선</text:span></text:p>
        <text:p text:style-name="P4"><text:span text:style-name="T2">0842</text:span><text:span text:style-name="T3">含</text:span><text:span text:style-name="T4">含 </text:span><text:span text:style-name="T5">hán </text:span><text:span text:style-name="T4">함</text:span></text:p>
        <text:p text:style-name="P4"><text:span text:style-name="T2">0843</text:span><text:span text:style-name="T3">镜</text:span><text:span text:style-name="T4">镜 </text:span><text:span text:style-name="T5">jìng </text:span><text:span text:style-name="T4">경</text:span></text:p>
        <text:p text:style-name="P4"><text:soft-page-break/><text:span text:style-name="T2">0844</text:span><text:span text:style-name="T3">怀</text:span><text:span text:style-name="T4">怀 </text:span><text:span text:style-name="T5">huái </text:span><text:span text:style-name="T4">회</text:span></text:p>
        <text:p text:style-name="P4"><text:span text:style-name="T2">0845</text:span><text:span text:style-name="T3">奋</text:span><text:span text:style-name="T4">奋 </text:span><text:span text:style-name="T5">fèn </text:span><text:span text:style-name="T4">분</text:span></text:p>
        <text:p text:style-name="P4"><text:span text:style-name="T2">0846</text:span><text:span text:style-name="T3">既</text:span><text:span text:style-name="T4">既 </text:span><text:span text:style-name="T5">jì </text:span><text:span text:style-name="T4">기</text:span></text:p>
        <text:p text:style-name="P4"><text:soft-page-break/><text:span text:style-name="T2">0847</text:span><text:span text:style-name="T3">斤</text:span><text:span text:style-name="T4">斤 </text:span><text:span text:style-name="T5">jīn </text:span><text:span text:style-name="T4">근</text:span></text:p>
        <text:p text:style-name="P4"><text:span text:style-name="T2">0848</text:span><text:span text:style-name="T3">抬</text:span><text:span text:style-name="T4">抬 </text:span><text:span text:style-name="T5">tái </text:span><text:span text:style-name="T4">태</text:span></text:p>
        <text:p text:style-name="P4"><text:span text:style-name="T2">0849</text:span><text:span text:style-name="T3">践</text:span><text:span text:style-name="T4">践 </text:span><text:span text:style-name="T5">jiàn </text:span><text:span text:style-name="T4">천</text:span></text:p>
        <text:p text:style-name="P4"><text:soft-page-break/><text:span text:style-name="T2">0850</text:span><text:span text:style-name="T3">盘</text:span><text:span text:style-name="T4">盘 </text:span><text:span text:style-name="T5">pán </text:span><text:span text:style-name="T4">반</text:span></text:p>
        <text:p text:style-name="P4"><text:span text:style-name="T2">0851</text:span><text:span text:style-name="T3">绿</text:span><text:span text:style-name="T4">绿 </text:span><text:span text:style-name="T5">lǜ </text:span><text:span text:style-name="T4">록</text:span></text:p>
        <text:p text:style-name="P4"><text:span text:style-name="T2">0852</text:span><text:span text:style-name="T3">腿</text:span><text:span text:style-name="T4">腿 </text:span><text:span text:style-name="T5">tuǐ </text:span><text:span text:style-name="T4">퇴</text:span></text:p>
        <text:p text:style-name="P4"><text:soft-page-break/><text:span text:style-name="T2">0853</text:span><text:span text:style-name="T3">江</text:span><text:span text:style-name="T4">江 </text:span><text:span text:style-name="T5">jiāng </text:span><text:span text:style-name="T4">강</text:span></text:p>
        <text:p text:style-name="P4"><text:span text:style-name="T2">0854</text:span><text:span text:style-name="T3">端</text:span><text:span text:style-name="T4">端 </text:span><text:span text:style-name="T5">duān </text:span><text:span text:style-name="T4">단</text:span></text:p>
        <text:p text:style-name="P4"><text:span text:style-name="T2">0855</text:span><text:span text:style-name="T3">映</text:span><text:span text:style-name="T4">映 </text:span><text:span text:style-name="T5">yìng </text:span><text:span text:style-name="T4">영</text:span></text:p>
        <text:p text:style-name="P4"><text:soft-page-break/><text:span text:style-name="T2">0856</text:span><text:span text:style-name="T3">银</text:span><text:span text:style-name="T4">银 </text:span><text:span text:style-name="T5">yín </text:span><text:span text:style-name="T4">은</text:span></text:p>
        <text:p text:style-name="P4"><text:span text:style-name="T2">0857</text:span><text:span text:style-name="T3">列</text:span><text:span text:style-name="T4">列 </text:span><text:span text:style-name="T5">liè </text:span><text:span text:style-name="T4">렬</text:span></text:p>
        <text:p text:style-name="P4"><text:span text:style-name="T2">0858</text:span><text:span text:style-name="T3">酒</text:span><text:span text:style-name="T4">酒 </text:span><text:span text:style-name="T5">jiǔ </text:span><text:span text:style-name="T4">주</text:span></text:p>
        <text:p text:style-name="P4"><text:soft-page-break/><text:span text:style-name="T2">0859</text:span><text:span text:style-name="T3">置</text:span><text:span text:style-name="T4">置 </text:span><text:span text:style-name="T5">zhì </text:span><text:span text:style-name="T4">치</text:span></text:p>
        <text:p text:style-name="P4"><text:span text:style-name="T2">0860</text:span><text:span text:style-name="T3">洗</text:span><text:span text:style-name="T4">洗 </text:span><text:span text:style-name="T5">xǐ </text:span><text:span text:style-name="T4">세</text:span></text:p>
        <text:p text:style-name="P4"><text:span text:style-name="T2">0861</text:span><text:span text:style-name="T3">谢</text:span><text:span text:style-name="T4">谢 </text:span><text:span text:style-name="T5">xiè </text:span><text:span text:style-name="T4">사</text:span></text:p>
        <text:p text:style-name="P4"><text:soft-page-break/><text:span text:style-name="T2">0862</text:span><text:span text:style-name="T3">甚</text:span><text:span text:style-name="T4">甚 </text:span><text:span text:style-name="T5">shén </text:span><text:span text:style-name="T4">심</text:span></text:p>
        <text:p text:style-name="P4"><text:span text:style-name="T2">0863</text:span><text:span text:style-name="T3">王</text:span><text:span text:style-name="T4">王 </text:span><text:span text:style-name="T5">wáng </text:span><text:span text:style-name="T4">왕</text:span></text:p>
        <text:p text:style-name="P4"><text:span text:style-name="T2">0864</text:span><text:span text:style-name="T3">洞</text:span><text:span text:style-name="T4">洞 </text:span><text:span text:style-name="T5">dòng </text:span><text:span text:style-name="T4">동</text:span></text:p>
        <text:p text:style-name="P4"><text:soft-page-break/><text:span text:style-name="T2">0865</text:span><text:span text:style-name="T3">独</text:span><text:span text:style-name="T4">独 </text:span><text:span text:style-name="T5">dú </text:span><text:span text:style-name="T4">독</text:span></text:p>
      </text:section>
      <text:p text:style-name="P1"> </text:p>
      <text:section text:style-name="Sect1" text:name="구역19">
        <text:p text:style-name="P4"><text:bookmark text:name="div_page18"/><text:span text:style-name="T2">0866</text:span><text:span text:style-name="T3">肉</text:span><text:span text:style-name="T4">肉 </text:span><text:span text:style-name="T5">ròu </text:span><text:span text:style-name="T4">육</text:span></text:p>
        <text:p text:style-name="P4"><text:span text:style-name="T2">0867</text:span><text:span text:style-name="T3">冬</text:span><text:span text:style-name="T4">冬 </text:span><text:span text:style-name="T5">dōng </text:span><text:span text:style-name="T4">동</text:span></text:p>
        <text:p text:style-name="P4"><text:soft-page-break/><text:span text:style-name="T2">0868</text:span><text:span text:style-name="T3">讨</text:span><text:span text:style-name="T4">讨 </text:span><text:span text:style-name="T5">tǎo </text:span><text:span text:style-name="T4">토</text:span></text:p>
        <text:p text:style-name="P4"><text:span text:style-name="T2">0869</text:span><text:span text:style-name="T3">桌</text:span><text:span text:style-name="T4">桌 </text:span><text:span text:style-name="T5">zhuō </text:span><text:span text:style-name="T4">탁</text:span></text:p>
        <text:p text:style-name="P4"><text:span text:style-name="T2">0870</text:span><text:span text:style-name="T3">追</text:span><text:span text:style-name="T4">追 </text:span><text:span text:style-name="T5">zhuī </text:span><text:span text:style-name="T4">추</text:span></text:p>
        <text:p text:style-name="P4"><text:soft-page-break/><text:span text:style-name="T2">0871</text:span><text:span text:style-name="T3">浪</text:span><text:span text:style-name="T4">浪 </text:span><text:span text:style-name="T5">làng </text:span><text:span text:style-name="T4">랑</text:span></text:p>
        <text:p text:style-name="P4"><text:span text:style-name="T2">0872</text:span><text:span text:style-name="T3">巴</text:span><text:span text:style-name="T4">巴 </text:span><text:span text:style-name="T5">bā </text:span><text:span text:style-name="T4">파</text:span></text:p>
        <text:p text:style-name="P4"><text:span text:style-name="T2">0873</text:span><text:span text:style-name="T3">案</text:span><text:span text:style-name="T4">案 </text:span><text:span text:style-name="T5">àn </text:span><text:span text:style-name="T4">안</text:span></text:p>
        <text:p text:style-name="P4"><text:soft-page-break/><text:span text:style-name="T2">0874</text:span><text:span text:style-name="T3">闹</text:span><text:span text:style-name="T4">闹 </text:span><text:span text:style-name="T5">nào </text:span><text:span text:style-name="T4">뇨</text:span></text:p>
        <text:p text:style-name="P4"><text:span text:style-name="T2">0875</text:span><text:span text:style-name="T3">户</text:span><text:span text:style-name="T4">户 </text:span><text:span text:style-name="T5">hù </text:span><text:span text:style-name="T4">호</text:span></text:p>
        <text:p text:style-name="P4"><text:span text:style-name="T2">0876</text:span><text:span text:style-name="T3">犯</text:span><text:span text:style-name="T4">犯 </text:span><text:span text:style-name="T5">fàn </text:span><text:span text:style-name="T4">범</text:span></text:p>
        <text:p text:style-name="P4"><text:soft-page-break/><text:span text:style-name="T2">0877</text:span><text:span text:style-name="T3">挂</text:span><text:span text:style-name="T4">挂 </text:span><text:span text:style-name="T5">guà </text:span><text:span text:style-name="T4">괘</text:span></text:p>
        <text:p text:style-name="P4"><text:span text:style-name="T2">0878</text:span><text:span text:style-name="T3">概</text:span><text:span text:style-name="T4">概 </text:span><text:span text:style-name="T5">gài </text:span><text:span text:style-name="T4">개</text:span></text:p>
        <text:p text:style-name="P4"><text:span text:style-name="T2">0879</text:span><text:span text:style-name="T3">松</text:span><text:span text:style-name="T4">松 </text:span><text:span text:style-name="T5">sōng </text:span><text:span text:style-name="T4">송</text:span></text:p>
        <text:p text:style-name="P4"><text:soft-page-break/><text:span text:style-name="T2">0880</text:span><text:span text:style-name="T3">轮</text:span><text:span text:style-name="T4">轮 </text:span><text:span text:style-name="T5">lún </text:span><text:span text:style-name="T4">륜</text:span></text:p>
        <text:p text:style-name="P4"><text:span text:style-name="T2">0881</text:span><text:span text:style-name="T3">摆</text:span><text:span text:style-name="T4">摆 </text:span><text:span text:style-name="T5">bǎi </text:span><text:span text:style-name="T4">파</text:span></text:p>
        <text:p text:style-name="P4"><text:span text:style-name="T2">0882</text:span><text:span text:style-name="T3">午</text:span><text:span text:style-name="T4">午 </text:span><text:span text:style-name="T5">wǔ </text:span><text:span text:style-name="T4">오</text:span></text:p>
        <text:p text:style-name="P4"><text:soft-page-break/><text:span text:style-name="T2">0883</text:span><text:span text:style-name="T3">策</text:span><text:span text:style-name="T4">策 </text:span><text:span text:style-name="T5">cè </text:span><text:span text:style-name="T4">책</text:span></text:p>
        <text:p text:style-name="P4"><text:span text:style-name="T2">0884</text:span><text:span text:style-name="T3">著</text:span><text:span text:style-name="T4">著 </text:span><text:span text:style-name="T5">zhù </text:span><text:span text:style-name="T4">저</text:span></text:p>
        <text:p text:style-name="P4"><text:span text:style-name="T2">0885</text:span><text:span text:style-name="T3">哎</text:span><text:span text:style-name="T4">哎 </text:span><text:span text:style-name="T5">āi </text:span><text:span text:style-name="T4">애</text:span></text:p>
        <text:p text:style-name="P4"><text:soft-page-break/><text:span text:style-name="T2">0886</text:span><text:span text:style-name="T3">脱</text:span><text:span text:style-name="T4">脱 </text:span><text:span text:style-name="T5">tuō </text:span><text:span text:style-name="T4">탈</text:span></text:p>
        <text:p text:style-name="P4"><text:span text:style-name="T2">0887</text:span><text:span text:style-name="T3">袋</text:span><text:span text:style-name="T4">袋 </text:span><text:span text:style-name="T5">dài </text:span><text:span text:style-name="T4">대</text:span></text:p>
        <text:p text:style-name="P4"><text:span text:style-name="T2">0888</text:span><text:span text:style-name="T3">露</text:span><text:span text:style-name="T4">露 </text:span><text:span text:style-name="T5">lù </text:span><text:span text:style-name="T4">로</text:span></text:p>
        <text:p text:style-name="P4"><text:soft-page-break/><text:span text:style-name="T2">0889</text:span><text:span text:style-name="T3">仿</text:span><text:span text:style-name="T4">仿 </text:span><text:span text:style-name="T5">fǎng </text:span><text:span text:style-name="T4">방</text:span></text:p>
        <text:p text:style-name="P4"><text:span text:style-name="T2">0890</text:span><text:span text:style-name="T3">守</text:span><text:span text:style-name="T4">守 </text:span><text:span text:style-name="T5">shǒu </text:span><text:span text:style-name="T4">수</text:span></text:p>
        <text:p text:style-name="P4"><text:span text:style-name="T2">0891</text:span><text:span text:style-name="T3">互</text:span><text:span text:style-name="T4">互 </text:span><text:span text:style-name="T5">hù </text:span><text:span text:style-name="T4">호</text:span></text:p>
        <text:p text:style-name="P4"><text:soft-page-break/><text:span text:style-name="T2">0892</text:span><text:span text:style-name="T3">云</text:span><text:span text:style-name="T4">云 </text:span><text:span text:style-name="T5">yún </text:span><text:span text:style-name="T4">운</text:span></text:p>
        <text:p text:style-name="P4"><text:span text:style-name="T2">0893</text:span><text:span text:style-name="T3">猛</text:span><text:span text:style-name="T4">猛 </text:span><text:span text:style-name="T5">měng </text:span><text:span text:style-name="T4">맹</text:span></text:p>
        <text:p text:style-name="P4"><text:span text:style-name="T2">0894</text:span><text:span text:style-name="T3">摸</text:span><text:span text:style-name="T4">摸 </text:span><text:span text:style-name="T5">mō </text:span><text:span text:style-name="T4">모</text:span></text:p>
        <text:p text:style-name="P4"><text:soft-page-break/><text:span text:style-name="T2">0895</text:span><text:span text:style-name="T3">遍</text:span><text:span text:style-name="T4">遍 </text:span><text:span text:style-name="T5">biàn </text:span><text:span text:style-name="T4">편</text:span></text:p>
        <text:p text:style-name="P4"><text:span text:style-name="T2">0896</text:span><text:span text:style-name="T3">嗯</text:span><text:span text:style-name="T4">嗯 </text:span><text:span text:style-name="T5">ng </text:span><text:span text:style-name="T4">은</text:span></text:p>
        <text:p text:style-name="P4"><text:span text:style-name="T2">0897</text:span><text:span text:style-name="T3">预</text:span><text:span text:style-name="T4">预 </text:span><text:span text:style-name="T5">yù </text:span><text:span text:style-name="T4">예</text:span></text:p>
        <text:p text:style-name="P4"><text:soft-page-break/><text:span text:style-name="T2">0898</text:span><text:span text:style-name="T3">园</text:span><text:span text:style-name="T4">园 </text:span><text:span text:style-name="T5">yuán </text:span><text:span text:style-name="T4">원</text:span></text:p>
        <text:p text:style-name="P4"><text:span text:style-name="T2">0899</text:span><text:span text:style-name="T3">逐</text:span><text:span text:style-name="T4">逐 </text:span><text:span text:style-name="T5">zhú </text:span><text:span text:style-name="T4">축</text:span></text:p>
        <text:p text:style-name="P4"><text:span text:style-name="T2">0900</text:span><text:span text:style-name="T3">粉</text:span><text:span text:style-name="T4">粉 </text:span><text:span text:style-name="T5">fěn </text:span><text:span text:style-name="T4">분</text:span></text:p>
        <text:p text:style-name="P4"><text:soft-page-break/><text:span text:style-name="T2">0901</text:span><text:span text:style-name="T3">鞋</text:span><text:span text:style-name="T4">鞋 </text:span><text:span text:style-name="T5">xié </text:span><text:span text:style-name="T4">혜</text:span></text:p>
        <text:p text:style-name="P4"><text:span text:style-name="T2">0902</text:span><text:span text:style-name="T3">幸</text:span><text:span text:style-name="T4">幸 </text:span><text:span text:style-name="T5">xìng </text:span><text:span text:style-name="T4">행</text:span></text:p>
        <text:p text:style-name="P4"><text:span text:style-name="T2">0903</text:span><text:span text:style-name="T3">堂</text:span><text:span text:style-name="T4">堂 </text:span><text:span text:style-name="T5">táng </text:span><text:span text:style-name="T4">당</text:span></text:p>
        <text:p text:style-name="P4"><text:soft-page-break/><text:span text:style-name="T2">0904</text:span><text:span text:style-name="T3">某</text:span><text:span text:style-name="T4">某 </text:span><text:span text:style-name="T5">mǒu </text:span><text:span text:style-name="T4">모</text:span></text:p>
        <text:p text:style-name="P4"><text:span text:style-name="T2">0905</text:span><text:span text:style-name="T3">豊</text:span><text:span text:style-name="T4">豊 </text:span><text:span text:style-name="T5">fēng </text:span><text:span text:style-name="T4">풍</text:span></text:p>
        <text:p text:style-name="P4"><text:span text:style-name="T2">0906</text:span><text:span text:style-name="T3">唯</text:span><text:span text:style-name="T4">唯 </text:span><text:span text:style-name="T5">wéi </text:span><text:span text:style-name="T4">유</text:span></text:p>
        <text:p text:style-name="P4"><text:soft-page-break/><text:span text:style-name="T2">0907</text:span><text:span text:style-name="T3">楚</text:span><text:span text:style-name="T4">楚 </text:span><text:span text:style-name="T5">chǔ </text:span><text:span text:style-name="T4">초</text:span></text:p>
        <text:p text:style-name="P4"><text:span text:style-name="T2">0908</text:span><text:span text:style-name="T3">抽</text:span><text:span text:style-name="T4">抽 </text:span><text:span text:style-name="T5">chōu </text:span><text:span text:style-name="T4">추</text:span></text:p>
        <text:p text:style-name="P4"><text:span text:style-name="T2">0909</text:span><text:span text:style-name="T3">救</text:span><text:span text:style-name="T4">救 </text:span><text:span text:style-name="T5">jiù </text:span><text:span text:style-name="T4">구</text:span></text:p>
        <text:p text:style-name="P4"><text:soft-page-break/><text:span text:style-name="T2">0910</text:span><text:span text:style-name="T3">闪</text:span><text:span text:style-name="T4">闪 </text:span><text:span text:style-name="T5">shǎn </text:span><text:span text:style-name="T4">섬</text:span></text:p>
        <text:p text:style-name="P4"><text:span text:style-name="T2">0911</text:span><text:span text:style-name="T3">矛</text:span><text:span text:style-name="T4">矛 </text:span><text:span text:style-name="T5">máo </text:span><text:span text:style-name="T4">모</text:span></text:p>
      </text:section>
      <text:p text:style-name="P1"> </text:p>
      <text:section text:style-name="Sect1" text:name="구역20">
        <text:p text:style-name="P4"><text:bookmark text:name="div_page19"/><text:span text:style-name="T2">0912</text:span><text:span text:style-name="T3">妹</text:span><text:span text:style-name="T4">妹 </text:span><text:span text:style-name="T5">mèi </text:span><text:span text:style-name="T4">매</text:span></text:p>
        <text:p text:style-name="P4"><text:soft-page-break/><text:span text:style-name="T2">0913</text:span><text:span text:style-name="T3">盾</text:span><text:span text:style-name="T4">盾 </text:span><text:span text:style-name="T5">dùn </text:span><text:span text:style-name="T4">순</text:span></text:p>
        <text:p text:style-name="P4"><text:span text:style-name="T2">0914</text:span><text:span text:style-name="T3">燃</text:span><text:span text:style-name="T4">燃 </text:span><text:span text:style-name="T5">rán </text:span><text:span text:style-name="T4">연</text:span></text:p>
        <text:p text:style-name="P4"><text:span text:style-name="T2">0915</text:span><text:span text:style-name="T3">英</text:span><text:span text:style-name="T4">英 </text:span><text:span text:style-name="T5">yīng </text:span><text:span text:style-name="T4">영</text:span></text:p>
        <text:p text:style-name="P4"><text:soft-page-break/><text:span text:style-name="T2">0916</text:span><text:span text:style-name="T3">肯</text:span><text:span text:style-name="T4">肯 </text:span><text:span text:style-name="T5">kěn </text:span><text:span text:style-name="T4">긍</text:span></text:p>
        <text:p text:style-name="P4"><text:span text:style-name="T2">0917</text:span><text:span text:style-name="T3">险</text:span><text:span text:style-name="T4">险 </text:span><text:span text:style-name="T5">xiǎn </text:span><text:span text:style-name="T4">험</text:span></text:p>
        <text:p text:style-name="P4"><text:span text:style-name="T2">0918</text:span><text:span text:style-name="T3">灰</text:span><text:span text:style-name="T4">灰 </text:span><text:span text:style-name="T5">huī </text:span><text:span text:style-name="T4">회</text:span></text:p>
        <text:p text:style-name="P4"><text:soft-page-break/><text:span text:style-name="T2">0919</text:span><text:span text:style-name="T3">超</text:span><text:span text:style-name="T4">超 </text:span><text:span text:style-name="T5">chāo </text:span><text:span text:style-name="T4">초</text:span></text:p>
        <text:p text:style-name="P4"><text:span text:style-name="T2">0920</text:span><text:span text:style-name="T3">丝</text:span><text:span text:style-name="T4">丝 </text:span><text:span text:style-name="T5">sī </text:span><text:span text:style-name="T4">사</text:span></text:p>
        <text:p text:style-name="P4"><text:span text:style-name="T2">0921</text:span><text:span text:style-name="T3">折</text:span><text:span text:style-name="T4">折 </text:span><text:span text:style-name="T5">zhé </text:span><text:span text:style-name="T4">절</text:span></text:p>
        <text:p text:style-name="P4"><text:soft-page-break/><text:span text:style-name="T2">0922</text:span><text:span text:style-name="T3">套</text:span><text:span text:style-name="T4">套 </text:span><text:span text:style-name="T5">tào </text:span><text:span text:style-name="T4">투</text:span></text:p>
        <text:p text:style-name="P4"><text:span text:style-name="T2">0923</text:span><text:span text:style-name="T3">墙</text:span><text:span text:style-name="T4">墙 </text:span><text:span text:style-name="T5">qiáng </text:span><text:span text:style-name="T4">장</text:span></text:p>
        <text:p text:style-name="P4"><text:span text:style-name="T2">0924</text:span><text:span text:style-name="T3">扬</text:span><text:span text:style-name="T4">扬 </text:span><text:span text:style-name="T5">yáng </text:span><text:span text:style-name="T4">양</text:span></text:p>
        <text:p text:style-name="P4"><text:soft-page-break/><text:span text:style-name="T2">0925</text:span><text:span text:style-name="T3">煤</text:span><text:span text:style-name="T4">煤 </text:span><text:span text:style-name="T5">méi </text:span><text:span text:style-name="T4">매</text:span></text:p>
        <text:p text:style-name="P4"><text:span text:style-name="T2">0926</text:span><text:span text:style-name="T3">遇</text:span><text:span text:style-name="T4">遇 </text:span><text:span text:style-name="T5">yù </text:span><text:span text:style-name="T4">우</text:span></text:p>
        <text:p text:style-name="P4"><text:span text:style-name="T2">0927</text:span><text:span text:style-name="T3">判</text:span><text:span text:style-name="T4">判 </text:span><text:span text:style-name="T5">pàn </text:span><text:span text:style-name="T4">판</text:span></text:p>
        <text:p text:style-name="P4"><text:soft-page-break/><text:span text:style-name="T2">0928</text:span><text:span text:style-name="T3">硬</text:span><text:span text:style-name="T4">硬 </text:span><text:span text:style-name="T5">yìng </text:span><text:span text:style-name="T4">경</text:span></text:p>
        <text:p text:style-name="P4"><text:span text:style-name="T2">0929</text:span><text:span text:style-name="T3">筑</text:span><text:span text:style-name="T4">筑 </text:span><text:span text:style-name="T5">zhù </text:span><text:span text:style-name="T4">축</text:span></text:p>
        <text:p text:style-name="P4"><text:span text:style-name="T2">0930</text:span><text:span text:style-name="T3">铺</text:span><text:span text:style-name="T4">铺 </text:span><text:span text:style-name="T5">pū </text:span><text:span text:style-name="T4">포</text:span></text:p>
        <text:p text:style-name="P4"><text:soft-page-break/><text:span text:style-name="T2">0931</text:span><text:span text:style-name="T3">鸡</text:span><text:span text:style-name="T4">鸡 </text:span><text:span text:style-name="T5">jī </text:span><text:span text:style-name="T4">계</text:span></text:p>
        <text:p text:style-name="P4"><text:span text:style-name="T2">0932</text:span><text:span text:style-name="T3">吹</text:span><text:span text:style-name="T4">吹 </text:span><text:span text:style-name="T5">chuī </text:span><text:span text:style-name="T4">취</text:span></text:p>
        <text:p text:style-name="P4"><text:span text:style-name="T2">0933</text:span><text:span text:style-name="T3">鬼</text:span><text:span text:style-name="T4">鬼 </text:span><text:span text:style-name="T5">guǐ </text:span><text:span text:style-name="T4">귀</text:span></text:p>
        <text:p text:style-name="P4"><text:soft-page-break/><text:span text:style-name="T2">0934</text:span><text:span text:style-name="T3">枝</text:span><text:span text:style-name="T4">枝 </text:span><text:span text:style-name="T5">zhī </text:span><text:span text:style-name="T4">지</text:span></text:p>
        <text:p text:style-name="P4"><text:span text:style-name="T2">0935</text:span><text:span text:style-name="T3">恶</text:span><text:span text:style-name="T4">恶 </text:span><text:span text:style-name="T5">è </text:span><text:span text:style-name="T4">악</text:span></text:p>
        <text:p text:style-name="P4"><text:span text:style-name="T2">0936</text:span><text:span text:style-name="T3">哈</text:span><text:span text:style-name="T4">哈 </text:span><text:span text:style-name="T5">hā </text:span><text:span text:style-name="T4">합</text:span></text:p>
        <text:p text:style-name="P4"><text:soft-page-break/><text:span text:style-name="T2">0937</text:span><text:span text:style-name="T3">男</text:span><text:span text:style-name="T4">男 </text:span><text:span text:style-name="T5">nán </text:span><text:span text:style-name="T4">남</text:span></text:p>
        <text:p text:style-name="P4"><text:span text:style-name="T2">0938</text:span><text:span text:style-name="T3">馆</text:span><text:span text:style-name="T4">馆 </text:span><text:span text:style-name="T5">guǎn </text:span><text:span text:style-name="T4">관</text:span></text:p>
        <text:p text:style-name="P4"><text:span text:style-name="T2">0939</text:span><text:span text:style-name="T3">限</text:span><text:span text:style-name="T4">限 </text:span><text:span text:style-name="T5">xiàn </text:span><text:span text:style-name="T4">한</text:span></text:p>
        <text:p text:style-name="P4"><text:soft-page-break/><text:span text:style-name="T2">0940</text:span><text:span text:style-name="T3">股</text:span><text:span text:style-name="T4">股 </text:span><text:span text:style-name="T5">gǔ </text:span><text:span text:style-name="T4">고</text:span></text:p>
        <text:p text:style-name="P4"><text:span text:style-name="T2">0941</text:span><text:span text:style-name="T3">圆</text:span><text:span text:style-name="T4">圆 </text:span><text:span text:style-name="T5">yuán </text:span><text:span text:style-name="T4">원</text:span></text:p>
        <text:p text:style-name="P4"><text:span text:style-name="T2">0942</text:span><text:span text:style-name="T3">败</text:span><text:span text:style-name="T4">败 </text:span><text:span text:style-name="T5">bài </text:span><text:span text:style-name="T4">패</text:span></text:p>
        <text:p text:style-name="P4"><text:soft-page-break/><text:span text:style-name="T2">0943</text:span><text:span text:style-name="T3">编</text:span><text:span text:style-name="T4">编 </text:span><text:span text:style-name="T5">biān </text:span><text:span text:style-name="T4">편</text:span></text:p>
        <text:p text:style-name="P4"><text:span text:style-name="T2">0944</text:span><text:span text:style-name="T3">碎</text:span><text:span text:style-name="T4">碎 </text:span><text:span text:style-name="T5">suì </text:span><text:span text:style-name="T4">쇄</text:span></text:p>
        <text:p text:style-name="P4"><text:span text:style-name="T2">0945</text:span><text:span text:style-name="T3">煉</text:span><text:span text:style-name="T4">煉 </text:span><text:span text:style-name="T5">liàn </text:span><text:span text:style-name="T4">련</text:span></text:p>
        <text:p text:style-name="P4"><text:soft-page-break/><text:span text:style-name="T2">0946</text:span><text:span text:style-name="T3">鲜</text:span><text:span text:style-name="T4">鲜 </text:span><text:span text:style-name="T5">xiān </text:span><text:span text:style-name="T4">선</text:span></text:p>
        <text:p text:style-name="P4"><text:span text:style-name="T2">0947</text:span><text:span text:style-name="T3">湖</text:span><text:span text:style-name="T4">湖 </text:span><text:span text:style-name="T5">hú </text:span><text:span text:style-name="T4">호</text:span></text:p>
        <text:p text:style-name="P4"><text:span text:style-name="T2">0948</text:span><text:span text:style-name="T3">彻</text:span><text:span text:style-name="T4">彻 </text:span><text:span text:style-name="T5">chè </text:span><text:span text:style-name="T4">철</text:span></text:p>
        <text:p text:style-name="P4"><text:soft-page-break/><text:span text:style-name="T2">0949</text:span><text:span text:style-name="T3">戲</text:span><text:span text:style-name="T4">戲 </text:span><text:span text:style-name="T5">xì </text:span><text:span text:style-name="T4">희</text:span></text:p>
        <text:p text:style-name="P4"><text:span text:style-name="T2">0950</text:span><text:span text:style-name="T3">练</text:span><text:span text:style-name="T4">练 </text:span><text:span text:style-name="T5">liàn </text:span><text:span text:style-name="T4">련</text:span></text:p>
        <text:p text:style-name="P4"><text:span text:style-name="T2">0951</text:span><text:span text:style-name="T3">朵</text:span><text:span text:style-name="T4">朵 </text:span><text:span text:style-name="T5">duǒ </text:span><text:span text:style-name="T4">타</text:span></text:p>
        <text:p text:style-name="P4"><text:soft-page-break/><text:span text:style-name="T2">0952</text:span><text:span text:style-name="T3">佛</text:span><text:span text:style-name="T4">佛 </text:span><text:span text:style-name="T5">fó </text:span><text:span text:style-name="T4">불</text:span></text:p>
        <text:p text:style-name="P4"><text:span text:style-name="T2">0953</text:span><text:span text:style-name="T3">哦</text:span><text:span text:style-name="T4">哦 </text:span><text:span text:style-name="T5">é </text:span><text:span text:style-name="T4">아</text:span></text:p>
        <text:p text:style-name="P4"><text:span text:style-name="T2">0954</text:span><text:span text:style-name="T3">舞</text:span><text:span text:style-name="T4">舞 </text:span><text:span text:style-name="T5">wǔ </text:span><text:span text:style-name="T4">무</text:span></text:p>
        <text:p text:style-name="P4"><text:soft-page-break/><text:span text:style-name="T2">0955</text:span><text:span text:style-name="T3">测</text:span><text:span text:style-name="T4">测 </text:span><text:span text:style-name="T5">cè </text:span><text:span text:style-name="T4">측</text:span></text:p>
        <text:p text:style-name="P4"><text:span text:style-name="T2">0956</text:span><text:span text:style-name="T3">盖</text:span><text:span text:style-name="T4">盖 </text:span><text:span text:style-name="T5">gài </text:span><text:span text:style-name="T4">개</text:span></text:p>
        <text:p text:style-name="P4"><text:span text:style-name="T2">0957</text:span><text:span text:style-name="T3">移</text:span><text:span text:style-name="T4">移 </text:span><text:span text:style-name="T5">yí </text:span><text:span text:style-name="T4">이</text:span></text:p>
      </text:section>
      <text:p text:style-name="P1"> </text:p>
      <text:section text:style-name="Sect1" text:name="구역21">
        <text:p text:style-name="P4"><text:bookmark text:name="div_page20"/><text:soft-page-break/><text:span text:style-name="T2">0958</text:span><text:span text:style-name="T3">迎</text:span><text:span text:style-name="T4">迎 </text:span><text:span text:style-name="T5">yíng </text:span><text:span text:style-name="T4">영</text:span></text:p>
        <text:p text:style-name="P4"><text:span text:style-name="T2">0959</text:span><text:span text:style-name="T3">香</text:span><text:span text:style-name="T4">香 </text:span><text:span text:style-name="T5">xiāng </text:span><text:span text:style-name="T4">향</text:span></text:p>
        <text:p text:style-name="P4"><text:span text:style-name="T2">0960</text:span><text:span text:style-name="T3">耳</text:span><text:span text:style-name="T4">耳 </text:span><text:span text:style-name="T5">ěr </text:span><text:span text:style-name="T4">이</text:span></text:p>
        <text:p text:style-name="P4"><text:soft-page-break/><text:span text:style-name="T2">0961</text:span><text:span text:style-name="T3">零</text:span><text:span text:style-name="T4">零 </text:span><text:span text:style-name="T5">líng </text:span><text:span text:style-name="T4">령</text:span></text:p>
        <text:p text:style-name="P4"><text:span text:style-name="T2">0962</text:span><text:span text:style-name="T3">钻</text:span><text:span text:style-name="T4">钻 </text:span><text:span text:style-name="T5">zuàn </text:span><text:span text:style-name="T4">첩</text:span></text:p>
        <text:p text:style-name="P4"><text:span text:style-name="T2">0963</text:span><text:span text:style-name="T3">旗</text:span><text:span text:style-name="T4">旗 </text:span><text:span text:style-name="T5">qí </text:span><text:span text:style-name="T4">기</text:span></text:p>
        <text:p text:style-name="P4"><text:soft-page-break/><text:span text:style-name="T2">0964</text:span><text:span text:style-name="T3">泪</text:span><text:span text:style-name="T4">泪 </text:span><text:span text:style-name="T5">lèi </text:span><text:span text:style-name="T4">루</text:span></text:p>
        <text:p text:style-name="P4"><text:span text:style-name="T2">0965</text:span><text:span text:style-name="T3">瞧</text:span><text:span text:style-name="T4">瞧 </text:span><text:span text:style-name="T5">qiáo </text:span><text:span text:style-name="T4">초</text:span></text:p>
        <text:p text:style-name="P4"><text:span text:style-name="T2">0966</text:span><text:span text:style-name="T3">震</text:span><text:span text:style-name="T4">震 </text:span><text:span text:style-name="T5">zhèn </text:span><text:span text:style-name="T4">진</text:span></text:p>
        <text:p text:style-name="P4"><text:soft-page-break/><text:span text:style-name="T2">0967</text:span><text:span text:style-name="T3">束</text:span><text:span text:style-name="T4">束 </text:span><text:span text:style-name="T5">shù </text:span><text:span text:style-name="T4">속</text:span></text:p>
        <text:p text:style-name="P4"><text:span text:style-name="T2">0968</text:span><text:span text:style-name="T3">毒</text:span><text:span text:style-name="T4">毒 </text:span><text:span text:style-name="T5">dú </text:span><text:span text:style-name="T4">독</text:span></text:p>
        <text:p text:style-name="P4"><text:span text:style-name="T2">0969</text:span><text:span text:style-name="T3">率</text:span><text:span text:style-name="T4">率 </text:span><text:span text:style-name="T5">lǜ </text:span><text:span text:style-name="T4">솔</text:span></text:p>
        <text:p text:style-name="P4"><text:soft-page-break/><text:span text:style-name="T2">0970</text:span><text:span text:style-name="T3">玩</text:span><text:span text:style-name="T4">玩 </text:span><text:span text:style-name="T5">wán </text:span><text:span text:style-name="T4">완</text:span></text:p>
        <text:p text:style-name="P4"><text:span text:style-name="T2">0971</text:span><text:span text:style-name="T3">勇</text:span><text:span text:style-name="T4">勇 </text:span><text:span text:style-name="T5">yǒng </text:span><text:span text:style-name="T4">용</text:span></text:p>
        <text:p text:style-name="P4"><text:span text:style-name="T2">0972</text:span><text:span text:style-name="T3">拍</text:span><text:span text:style-name="T4">拍 </text:span><text:span text:style-name="T5">pāi </text:span><text:span text:style-name="T4">박</text:span></text:p>
      </text:section>
      <text:p text:style-name="P1"> </text:p>
      <text:section text:style-name="Sect1" text:name="구역22">
        <text:p text:style-name="P4"><text:bookmark text:name="div_page21"/><text:soft-page-break/><text:span text:style-name="T2">0973</text:span><text:span text:style-name="T3">项</text:span><text:span text:style-name="T4">项 </text:span><text:span text:style-name="T5">xiàng </text:span><text:span text:style-name="T4">항</text:span></text:p>
        <text:p text:style-name="P4"><text:span text:style-name="T2">0974</text:span><text:span text:style-name="T3">灵</text:span><text:span text:style-name="T4">灵 </text:span><text:span text:style-name="T5">líng </text:span><text:span text:style-name="T4">령</text:span></text:p>
        <text:p text:style-name="P4"><text:span text:style-name="T2">0975</text:span><text:span text:style-name="T3">挺</text:span><text:span text:style-name="T4">挺 </text:span><text:span text:style-name="T5">tǐng </text:span><text:span text:style-name="T4">정</text:span></text:p>
        <text:p text:style-name="P4"><text:soft-page-break/><text:span text:style-name="T2">0976</text:span><text:span text:style-name="T3">沿</text:span><text:span text:style-name="T4">沿 </text:span><text:span text:style-name="T5">yán </text:span><text:span text:style-name="T4">연</text:span></text:p>
        <text:p text:style-name="P4"><text:span text:style-name="T2">0977</text:span><text:span text:style-name="T3">炮</text:span><text:span text:style-name="T4">炮 </text:span><text:span text:style-name="T5">pào </text:span><text:span text:style-name="T4">포</text:span></text:p>
        <text:p text:style-name="P4"><text:span text:style-name="T2">0978</text:span><text:span text:style-name="T3">毫</text:span><text:span text:style-name="T4">毫 </text:span><text:span text:style-name="T5">háo </text:span><text:span text:style-name="T4">호</text:span></text:p>
        <text:p text:style-name="P4"><text:soft-page-break/><text:span text:style-name="T2">0979</text:span><text:span text:style-name="T3">居</text:span><text:span text:style-name="T4">居 </text:span><text:span text:style-name="T5">jū </text:span><text:span text:style-name="T4">거</text:span></text:p>
        <text:p text:style-name="P4"><text:span text:style-name="T2">0980</text:span><text:span text:style-name="T3">液</text:span><text:span text:style-name="T4">液 </text:span><text:span text:style-name="T5">yè </text:span><text:span text:style-name="T4">액</text:span></text:p>
        <text:p text:style-name="P4"><text:span text:style-name="T2">0981</text:span><text:span text:style-name="T3">臨</text:span><text:span text:style-name="T4">臨 </text:span><text:span text:style-name="T5">lín </text:span><text:span text:style-name="T4">림</text:span></text:p>
        <text:p text:style-name="P4"><text:soft-page-break/><text:span text:style-name="T2">0982</text:span><text:span text:style-name="T3">碰</text:span><text:span text:style-name="T4">碰 </text:span><text:span text:style-name="T5">pèng </text:span><text:span text:style-name="T4">팽</text:span></text:p>
        <text:p text:style-name="P4"><text:span text:style-name="T2">0983</text:span><text:span text:style-name="T3">企</text:span><text:span text:style-name="T4">企 </text:span><text:span text:style-name="T5">qǐ </text:span><text:span text:style-name="T4">기</text:span></text:p>
        <text:p text:style-name="P4"><text:span text:style-name="T2">0984</text:span><text:span text:style-name="T3">努</text:span><text:span text:style-name="T4">努 </text:span><text:span text:style-name="T5">nǔ </text:span><text:span text:style-name="T4">노</text:span></text:p>
        <text:p text:style-name="P4"><text:soft-page-break/><text:span text:style-name="T2">0985</text:span><text:span text:style-name="T3">茶</text:span><text:span text:style-name="T4">茶 </text:span><text:span text:style-name="T5">chá </text:span><text:span text:style-name="T4">다</text:span></text:p>
        <text:p text:style-name="P4"><text:span text:style-name="T2">0986</text:span><text:span text:style-name="T3">混</text:span><text:span text:style-name="T4">混 </text:span><text:span text:style-name="T5">hùn </text:span><text:span text:style-name="T4">혼</text:span></text:p>
        <text:p text:style-name="P4"><text:span text:style-name="T2">0987</text:span><text:span text:style-name="T3">季</text:span><text:span text:style-name="T4">季 </text:span><text:span text:style-name="T5">jì </text:span><text:span text:style-name="T4">계</text:span></text:p>
      </text:section>
      <text:p text:style-name="P1"> </text:p>
      <text:section text:style-name="Sect1" text:name="구역23">
        <text:p text:style-name="P4"><text:bookmark text:name="div_page22"/><text:soft-page-break/><text:span text:style-name="T2">0988</text:span><text:span text:style-name="T3">嘛</text:span><text:span text:style-name="T4">嘛 </text:span><text:span text:style-name="T5">ma </text:span><text:span text:style-name="T4">마</text:span></text:p>
        <text:p text:style-name="P4"><text:span text:style-name="T2">0989</text:span><text:span text:style-name="T3">挑</text:span><text:span text:style-name="T4">挑 </text:span><text:span text:style-name="T5">tiāo </text:span><text:span text:style-name="T4">도</text:span></text:p>
        <text:p text:style-name="P4"><text:span text:style-name="T2">0990</text:span><text:span text:style-name="T3">鎭</text:span><text:span text:style-name="T4">鎭 </text:span><text:span text:style-name="T5">zhèn </text:span><text:span text:style-name="T4">진</text:span></text:p>
        <text:p text:style-name="P4"><text:soft-page-break/><text:span text:style-name="T2">0991</text:span><text:span text:style-name="T3">堆</text:span><text:span text:style-name="T4">堆 </text:span><text:span text:style-name="T5">duī </text:span><text:span text:style-name="T4">퇴</text:span></text:p>
        <text:p text:style-name="P4"><text:span text:style-name="T2">0992</text:span><text:span text:style-name="T3">穷</text:span><text:span text:style-name="T4">穷 </text:span><text:span text:style-name="T5">qióng </text:span><text:span text:style-name="T4">궁</text:span></text:p>
        <text:p text:style-name="P4"><text:span text:style-name="T2">0993</text:span><text:span text:style-name="T3">执</text:span><text:span text:style-name="T4">执 </text:span><text:span text:style-name="T5">zhí </text:span><text:span text:style-name="T4">집</text:span></text:p>
        <text:p text:style-name="P4"><text:soft-page-break/><text:span text:style-name="T2">0994</text:span><text:span text:style-name="T3">偷</text:span><text:span text:style-name="T4">偷 </text:span><text:span text:style-name="T5">tōu </text:span><text:span text:style-name="T4">투</text:span></text:p>
        <text:p text:style-name="P4"><text:span text:style-name="T2">0995</text:span><text:span text:style-name="T3">耐</text:span><text:span text:style-name="T4">耐 </text:span><text:span text:style-name="T5">nài </text:span><text:span text:style-name="T4">내</text:span></text:p>
        <text:p text:style-name="P4"><text:span text:style-name="T2">0996</text:span><text:span text:style-name="T3">碗</text:span><text:span text:style-name="T4">碗 </text:span><text:span text:style-name="T5">wǎn </text:span><text:span text:style-name="T4">완</text:span></text:p>
        <text:p text:style-name="P4"><text:soft-page-break/><text:span text:style-name="T2">0997</text:span><text:span text:style-name="T3">壮</text:span><text:span text:style-name="T4">壮 </text:span><text:span text:style-name="T5">zhuàng </text:span><text:span text:style-name="T4">장</text:span></text:p>
        <text:p text:style-name="P4"><text:span text:style-name="T2">0998</text:span><text:span text:style-name="T3">植</text:span><text:span text:style-name="T4">植 </text:span><text:span text:style-name="T5">zhí </text:span><text:span text:style-name="T4">식</text:span></text:p>
        <text:p text:style-name="P4"><text:span text:style-name="T2">0999</text:span><text:span text:style-name="T3">厚</text:span><text:span text:style-name="T4">厚 </text:span><text:span text:style-name="T5">hòu </text:span><text:span text:style-name="T4">후</text:span></text:p>
        <text:p text:style-name="P4"><text:soft-page-break/><text:span text:style-name="T2">1000</text:span><text:span text:style-name="T3">狗</text:span><text:span text:style-name="T4">狗 </text:span><text:span text:style-name="T5">gǒu </text:span><text:span text:style-name="T4">구</text:span>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gulim"/>
    <style:font-face style:name="Lucida Sans1" svg:font-family="'Lucida Sans'" style:font-family-generic="swiss"/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1:59:27.633000000</meta:creation-date>
    <dc:date>2019-11-01T02:00:14.655000000</dc:date>
    <meta:editing-duration>PT4M13S</meta:editing-duration>
    <meta:editing-cycles>3</meta:editing-cycles>
    <meta:generator>LibreOffice/6.2.7.1$Windows_X86_64 LibreOffice_project/23edc44b61b830b7d749943e020e96f5a7df63bf</meta:generator>
    <meta:document-statistic meta:table-count="0" meta:image-count="0" meta:object-count="0" meta:page-count="192" meta:paragraph-count="587" meta:word-count="2864" meta:character-count="7004" meta:non-whitespace-character-count="5817"/>
  </office:meta>
</office:document-meta>
</file>